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2" style:master-page-name="MasterPage2" style:family="paragraph" style:name="P41">
      <style:text-properties/>
      <style:paragraph-properties/>
    </style:style>
    <style:style style:family="text" style:name="T25">
      <style:text-properties fo:font-size="24pt" fo:language="de" fo:country="DE"/>
    </style:style>
    <style:style style:parent-style-name="602" style:family="paragraph" style:name="P42">
      <style:text-properties/>
      <style:paragraph-properties/>
    </style:style>
    <style:style style:family="text" style:name="T26">
      <style:text-properties fo:font-size="24pt" fo:language="de" fo:country="DE"/>
    </style:style>
    <style:style style:parent-style-name="602" style:family="paragraph" style:name="P43">
      <style:text-properties/>
      <style:paragraph-properties/>
    </style:style>
    <style:style style:family="text" style:name="T27">
      <style:text-properties fo:font-size="24pt" fo:language="de" fo:country="DE"/>
    </style:style>
    <style:style style:parent-style-name="602" style:family="paragraph" style:name="P44">
      <style:text-properties/>
      <style:paragraph-properties/>
    </style:style>
    <style:style style:family="text" style:name="T28">
      <style:text-properties fo:font-size="24pt" fo:language="de" fo:country="DE"/>
    </style:style>
    <style:style style:parent-style-name="602" style:family="paragraph" style:name="P45">
      <style:text-properties/>
      <style:paragraph-properties/>
    </style:style>
    <style:style style:family="text" style:name="T29">
      <style:text-properties fo:font-size="24pt" fo:language="de" fo:country="DE"/>
    </style:style>
    <style:style style:parent-style-name="602" style:family="paragraph" style:name="P46">
      <style:text-properties/>
      <style:paragraph-properties/>
    </style:style>
    <style:style style:family="text" style:name="T30">
      <style:text-properties fo:font-size="24pt" fo:language="de" fo:country="DE"/>
    </style:style>
    <style:style style:parent-style-name="602" style:family="paragraph" style:name="P47">
      <style:text-properties/>
      <style:paragraph-properties/>
    </style:style>
    <style:style style:family="text" style:name="T31">
      <style:text-properties fo:font-size="24pt" fo:language="de" fo:country="DE"/>
    </style:style>
    <style:style style:parent-style-name="602" style:family="paragraph" style:name="P48">
      <style:text-properties/>
      <style:paragraph-properties/>
    </style:style>
    <style:style style:family="text" style:name="T32">
      <style:text-properties fo:font-size="24pt" fo:language="de" fo:country="DE"/>
    </style:style>
    <style:style style:parent-style-name="602" style:family="paragraph" style:name="P49">
      <style:text-properties/>
      <style:paragraph-properties/>
    </style:style>
    <style:style style:family="text" style:name="T33">
      <style:text-properties fo:font-size="24pt" fo:language="de" fo:country="DE"/>
    </style:style>
    <style:style style:parent-style-name="602" style:family="paragraph" style:name="P50">
      <style:text-properties/>
      <style:paragraph-properties/>
    </style:style>
    <style:style style:family="text" style:name="T34">
      <style:text-properties fo:font-size="24pt" fo:language="de" fo:country="DE"/>
    </style:style>
    <style:style style:parent-style-name="602" style:family="paragraph" style:name="P51">
      <style:text-properties/>
      <style:paragraph-properties/>
    </style:style>
    <style:style style:family="text" style:name="T35">
      <style:text-properties fo:language="de" fo:country="DE"/>
    </style:style>
    <style:style style:parent-style-name="602" style:family="paragraph" style:name="P52">
      <style:text-properties/>
      <style:paragraph-properties/>
    </style:style>
    <style:style style:family="text" style:name="T36">
      <style:text-properties fo:language="de" fo:country="DE"/>
    </style:style>
    <style:style style:parent-style-name="602" style:family="paragraph" style:name="P53">
      <style:text-properties/>
      <style:paragraph-properties/>
    </style:style>
    <style:style style:family="text" style:name="T37">
      <style:text-properties fo:language="de" fo:country="DE"/>
    </style:style>
    <style:style style:parent-style-name="602" style:family="paragraph" style:name="P54">
      <style:text-properties/>
      <style:paragraph-properties/>
    </style:style>
    <style:style style:family="text" style:name="T38">
      <style:text-properties fo:language="de" fo:country="DE"/>
    </style:style>
    <style:style style:parent-style-name="602" style:family="paragraph" style:name="P55">
      <style:text-properties/>
      <style:paragraph-properties/>
    </style:style>
    <style:style style:family="text" style:name="T39">
      <style:text-properties fo:language="de" fo:country="DE"/>
    </style:style>
    <style:style style:parent-style-name="602" style:family="paragraph" style:name="P56">
      <style:text-properties/>
      <style:paragraph-properties/>
    </style:style>
    <style:style style:family="text" style:name="T40">
      <style:text-properties fo:language="de" fo:country="DE"/>
    </style:style>
    <style:style style:parent-style-name="609" style:family="paragraph" style:name="P57">
      <style:text-properties/>
      <style:paragraph-properties/>
    </style:style>
    <style:style style:family="text" style:name="T41">
      <style:text-properties fo:language="de" fo:country="DE"/>
    </style:style>
    <style:style style:parent-style-name="604" style:family="paragraph" style:name="P58">
      <style:text-properties/>
      <style:paragraph-properties fo:break-before="page"/>
    </style:style>
    <style:style style:family="text" style:name="T42">
      <style:text-properties fo:language="de" fo:country="DE" fo:font-style="italic"/>
    </style:style>
    <style:style style:parent-style-name="604" style:list-style-name="WWNum1" style:family="paragraph" style:name="P59">
      <style:text-properties/>
      <style:paragraph-properties/>
    </style:style>
    <style:style style:family="text" style:name="T43">
      <style:text-properties fo:language="de" fo:country="DE" fo:font-style="italic"/>
    </style:style>
    <style:style style:family="text" style:name="T44">
      <style:text-properties fo:language="de" fo:country="DE" fo:font-style="italic"/>
    </style:style>
    <style:style style:family="text" style:name="T45">
      <style:text-properties fo:language="de" fo:country="DE" fo:font-style="italic"/>
    </style:style>
    <style:style style:family="text" style:name="T46">
      <style:text-properties fo:language="de" fo:country="DE" fo:font-style="italic"/>
    </style:style>
    <style:style style:parent-style-name="604" style:list-style-name="WWNum1" style:family="paragraph" style:name="P60">
      <style:text-properties/>
      <style:paragraph-properties/>
    </style:style>
    <style:style style:family="text" style:name="T47">
      <style:text-properties fo:language="de" fo:country="DE" fo:font-style="italic"/>
    </style:style>
    <style:style style:parent-style-name="604" style:list-style-name="WWNum1" style:family="paragraph" style:name="P61">
      <style:text-properties/>
      <style:paragraph-properties/>
    </style:style>
    <style:style style:family="text" style:name="T48">
      <style:text-properties fo:language="de" fo:country="DE" fo:font-style="italic"/>
    </style:style>
    <style:style style:family="text" style:name="T49">
      <style:text-properties fo:language="de" fo:country="DE" fo:font-style="italic"/>
    </style:style>
    <style:style style:family="text" style:name="T50">
      <style:text-properties fo:language="de" fo:country="DE" fo:font-style="italic"/>
    </style:style>
    <style:style style:family="text" style:name="T51">
      <style:text-properties fo:language="de" fo:country="DE" fo:font-style="italic"/>
    </style:style>
    <style:style style:parent-style-name="604" style:list-style-name="WWNum1" style:family="paragraph" style:name="P62">
      <style:text-properties/>
      <style:paragraph-properties/>
    </style:style>
    <style:style style:family="text" style:name="T52">
      <style:text-properties fo:language="de" fo:country="DE" fo:font-style="italic"/>
    </style:style>
    <style:style style:parent-style-name="604" style:list-style-name="WWNum1" style:family="paragraph" style:name="P63">
      <style:text-properties/>
      <style:paragraph-properties/>
    </style:style>
    <style:style style:family="text" style:name="T53">
      <style:text-properties fo:language="de" fo:country="DE" fo:font-style="italic"/>
    </style:style>
    <style:style style:parent-style-name="604" style:list-style-name="WWNum1" style:family="paragraph" style:name="P64">
      <style:text-properties/>
      <style:paragraph-properties/>
    </style:style>
    <style:style style:family="text" style:name="T54">
      <style:text-properties fo:language="de" fo:country="DE" fo:font-style="italic"/>
    </style:style>
    <style:style style:parent-style-name="604" style:list-style-name="WWNum1" style:family="paragraph" style:name="P65">
      <style:text-properties/>
      <style:paragraph-properties/>
    </style:style>
    <style:style style:family="text" style:name="T55">
      <style:text-properties fo:language="de" fo:country="DE" fo:font-style="italic"/>
    </style:style>
    <style:style style:family="text" style:name="T56">
      <style:text-properties fo:language="de" fo:country="DE" fo:font-style="italic"/>
    </style:style>
    <style:style style:family="text" style:name="T57">
      <style:text-properties fo:language="de" fo:country="DE" fo:font-style="italic"/>
    </style:style>
    <style:style style:family="text" style:name="T58">
      <style:text-properties fo:language="de" fo:country="DE" fo:font-style="italic"/>
    </style:style>
    <style:style style:parent-style-name="604" style:list-style-name="WWNum1" style:family="paragraph" style:name="P66">
      <style:text-properties/>
      <style:paragraph-properties/>
    </style:style>
    <style:style style:family="text" style:name="T59">
      <style:text-properties fo:language="de" fo:country="DE" fo:font-style="italic"/>
    </style:style>
    <style:style style:parent-style-name="604" style:list-style-name="WWNum1" style:family="paragraph" style:name="P67">
      <style:text-properties/>
      <style:paragraph-properties/>
    </style:style>
    <style:style style:family="text" style:name="T60">
      <style:text-properties fo:language="de" fo:country="DE" fo:font-style="italic"/>
    </style:style>
    <style:style style:family="text" style:name="T61">
      <style:text-properties fo:language="de" fo:country="DE" fo:font-style="italic"/>
    </style:style>
    <style:style style:parent-style-name="604" style:list-style-name="WWNum1" style:family="paragraph" style:name="P68">
      <style:text-properties/>
      <style:paragraph-properties/>
    </style:style>
    <style:style style:family="text" style:name="T62">
      <style:text-properties fo:language="de" fo:country="DE" fo:font-style="italic"/>
    </style:style>
    <style:style style:parent-style-name="604" style:list-style-name="WWNum1" style:family="paragraph" style:name="P69">
      <style:text-properties/>
      <style:paragraph-properties/>
    </style:style>
    <style:style style:family="text" style:name="T63">
      <style:text-properties fo:language="de" fo:country="DE" fo:font-style="italic"/>
    </style:style>
    <style:style style:family="text" style:name="T64">
      <style:text-properties fo:language="de" fo:country="DE" fo:font-style="italic"/>
    </style:style>
    <style:style style:family="text" style:name="T65">
      <style:text-properties fo:language="de" fo:country="DE" fo:font-style="italic"/>
    </style:style>
    <style:style style:parent-style-name="604" style:list-style-name="WWNum1" style:family="paragraph" style:name="P70">
      <style:text-properties/>
      <style:paragraph-properties/>
    </style:style>
    <style:style style:family="text" style:name="T66">
      <style:text-properties fo:language="de" fo:country="DE" fo:font-style="italic"/>
    </style:style>
    <style:style style:parent-style-name="604" style:list-style-name="WWNum1" style:family="paragraph" style:name="P71">
      <style:text-properties/>
      <style:paragraph-properties/>
    </style:style>
    <style:style style:family="text" style:name="T67">
      <style:text-properties fo:language="de" fo:country="DE" fo:font-style="italic"/>
    </style:style>
    <style:style style:family="text" style:name="T68">
      <style:text-properties fo:language="de" fo:country="DE" fo:font-style="italic"/>
    </style:style>
    <style:style style:family="text" style:name="T69">
      <style:text-properties fo:language="de" fo:country="DE" fo:font-style="italic"/>
    </style:style>
    <style:style style:family="text" style:name="T70">
      <style:text-properties fo:language="de" fo:country="DE" fo:font-style="italic"/>
    </style:style>
    <style:style style:parent-style-name="604" style:list-style-name="WWNum1" style:family="paragraph" style:name="P72">
      <style:text-properties/>
      <style:paragraph-properties/>
    </style:style>
    <style:style style:family="text" style:name="T71">
      <style:text-properties fo:language="de" fo:country="DE" fo:font-style="italic"/>
    </style:style>
    <style:style style:parent-style-name="604" style:list-style-name="WWNum1" style:family="paragraph" style:name="P73">
      <style:text-properties/>
      <style:paragraph-properties/>
    </style:style>
    <style:style style:family="text" style:name="T72">
      <style:text-properties fo:language="de" fo:country="DE" fo:font-style="italic"/>
    </style:style>
    <style:style style:parent-style-name="604" style:list-style-name="WWNum1" style:family="paragraph" style:name="P74">
      <style:text-properties/>
      <style:paragraph-properties/>
    </style:style>
    <style:style style:family="text" style:name="T73">
      <style:text-properties fo:language="de" fo:country="DE" fo:font-style="italic"/>
    </style:style>
    <style:style style:family="text" style:name="T74">
      <style:text-properties fo:language="de" fo:country="DE" fo:font-style="italic"/>
    </style:style>
    <style:style style:parent-style-name="604" style:family="paragraph" style:name="P75">
      <style:text-properties/>
      <style:paragraph-properties/>
    </style:style>
    <style:style style:family="text" style:name="T75">
      <style:text-properties fo:language="de" fo:country="DE" fo:font-style="italic"/>
    </style:style>
    <style:style style:parent-style-name="604" style:family="paragraph" style:name="P76">
      <style:text-properties/>
      <style:paragraph-properties/>
    </style:style>
    <style:style style:family="text" style:name="T76">
      <style:text-properties fo:language="de" fo:country="DE" fo:font-style="italic"/>
    </style:style>
    <style:style style:parent-style-name="609" style:family="paragraph" style:name="P77">
      <style:text-properties/>
      <style:paragraph-properties/>
    </style:style>
    <style:style style:family="text" style:name="T77">
      <style:text-properties fo:language="de" fo:country="DE"/>
    </style:style>
    <style:style style:family="text" style:name="T78">
      <style:text-properties fo:font-family="Liberation Sans" style:font-family-asian="Droid Sans Fallback" style:font-family-complex="Droid Sans Devanagari" fo:font-size="18pt" fo:language="de" fo:country="DE" fo:font-weight="bold"/>
    </style:style>
    <style:style style:parent-style-name="610" style:family="paragraph" style:name="P78">
      <style:text-properties/>
      <style:paragraph-properties/>
    </style:style>
    <style:style style:family="text" style:name="T79">
      <style:text-properties fo:language="de" fo:country="DE"/>
    </style:style>
    <style:style style:parent-style-name="604" style:family="paragraph" style:name="P79">
      <style:text-properties/>
      <style:paragraph-properties/>
    </style:style>
    <style:style style:family="text" style:name="T80">
      <style:text-properties fo:color="#3465a4" fo:language="de" fo:country="DE" fo:font-style="italic"/>
    </style:style>
    <style:style style:family="text" style:name="T81">
      <style:text-properties fo:color="#3465a4" fo:language="de" fo:country="DE" fo:font-style="italic"/>
    </style:style>
    <style:style style:parent-style-name="610" style:family="paragraph" style:name="P80">
      <style:text-properties/>
      <style:paragraph-properties/>
    </style:style>
    <style:style style:family="text" style:name="T82">
      <style:text-properties fo:language="de" fo:country="DE"/>
    </style:style>
    <style:style style:parent-style-name="604" style:family="paragraph" style:name="P81">
      <style:text-properties/>
      <style:paragraph-properties/>
    </style:style>
    <style:style style:family="text" style:name="T83">
      <style:text-properties fo:color="#3465a4" fo:language="de" fo:country="DE" fo:font-style="italic"/>
    </style:style>
    <style:style style:family="text" style:name="T84">
      <style:text-properties fo:color="#3465a4" fo:language="de" fo:country="DE" fo:font-style="italic"/>
    </style:style>
    <style:style style:family="text" style:name="T85">
      <style:text-properties fo:color="#3465a4" fo:language="de" fo:country="DE" fo:font-style="italic"/>
    </style:style>
    <style:style style:family="text" style:name="T86">
      <style:text-properties fo:color="#3465a4" fo:language="de" fo:country="DE" fo:font-style="italic"/>
    </style:style>
    <style:style style:family="text" style:name="T87">
      <style:text-properties fo:color="#3465a4" fo:language="de" fo:country="DE" fo:font-style="italic"/>
    </style:style>
    <style:style style:family="text" style:name="T88">
      <style:text-properties fo:color="#3465a4" fo:language="de" fo:country="DE" fo:font-style="italic"/>
    </style:style>
    <style:style style:family="text" style:name="T89">
      <style:text-properties fo:color="#3465a4" fo:language="de" fo:country="DE" fo:font-style="italic"/>
    </style:style>
    <style:style style:parent-style-name="610" style:family="paragraph" style:name="P82">
      <style:text-properties/>
      <style:paragraph-properties/>
    </style:style>
    <style:style style:family="text" style:name="T90">
      <style:text-properties fo:language="de" fo:country="DE"/>
    </style:style>
    <style:style style:parent-style-name="604" style:family="paragraph" style:name="P83">
      <style:text-properties/>
      <style:paragraph-properties/>
    </style:style>
    <style:style style:family="text" style:name="T91">
      <style:text-properties fo:color="#3465a4" fo:language="de" fo:country="DE" fo:font-style="italic"/>
    </style:style>
    <style:style style:family="text" style:name="T92">
      <style:text-properties fo:color="#3465a4" fo:language="de" fo:country="DE" fo:font-style="italic"/>
    </style:style>
    <style:style style:family="text" style:name="T93">
      <style:text-properties fo:color="#3465a4" fo:language="de" fo:country="DE" fo:font-style="italic"/>
    </style:style>
    <style:style style:parent-style-name="604" style:family="paragraph" style:name="P84">
      <style:text-properties/>
      <style:paragraph-properties/>
    </style:style>
    <style:style style:family="text" style:name="T94">
      <style:text-properties fo:color="#3465a4" fo:language="de" fo:country="DE" fo:font-style="italic"/>
    </style:style>
    <style:style style:parent-style-name="609" style:family="paragraph" style:name="P85">
      <style:text-properties/>
      <style:paragraph-properties/>
    </style:style>
    <style:style style:family="text" style:name="T95">
      <style:text-properties fo:language="de" fo:country="DE"/>
    </style:style>
    <style:style style:family="text" style:name="T96">
      <style:text-properties fo:language="de" fo:country="DE"/>
    </style:style>
    <style:style style:family="text" style:name="T97">
      <style:text-properties fo:language="de" fo:country="DE"/>
    </style:style>
    <style:style style:family="text" style:name="T98">
      <style:text-properties fo:font-family="Liberation Sans" style:font-family-asian="Droid Sans Fallback" style:font-family-complex="Droid Sans Devanagari" fo:font-size="18pt" fo:language="de" fo:country="DE" fo:font-weight="bold"/>
    </style:style>
    <style:style style:parent-style-name="610" style:family="paragraph" style:name="P86">
      <style:text-properties/>
      <style:paragraph-properties/>
    </style:style>
    <style:style style:family="text" style:name="T99">
      <style:text-properties fo:language="de" fo:country="DE"/>
    </style:style>
    <style:style style:parent-style-name="604" style:family="paragraph" style:name="P87">
      <style:text-properties/>
      <style:paragraph-properties/>
    </style:style>
    <style:style style:family="text" style:name="T100">
      <style:text-properties fo:color="#3465a4" fo:language="de" fo:country="DE" fo:font-style="italic"/>
    </style:style>
    <style:style style:family="text" style:name="T101">
      <style:text-properties fo:color="#3465a4" fo:language="de" fo:country="DE" fo:font-style="italic"/>
    </style:style>
    <style:style style:family="text" style:name="T102">
      <style:text-properties fo:color="#3465a4" fo:language="de" fo:country="DE" fo:font-style="italic"/>
    </style:style>
    <style:style style:parent-style-name="610" style:family="paragraph" style:name="P88">
      <style:text-properties/>
      <style:paragraph-properties/>
    </style:style>
    <style:style style:family="text" style:name="T103">
      <style:text-properties fo:language="de" fo:country="DE"/>
    </style:style>
    <style:style style:family="text" style:name="T104">
      <style:text-properties fo:language="de" fo:country="DE"/>
    </style:style>
    <style:style style:parent-style-name="604" style:family="paragraph" style:name="P89">
      <style:text-properties/>
      <style:paragraph-properties/>
    </style:style>
    <style:style style:family="text" style:name="T105">
      <style:text-properties fo:color="#3465a4" fo:language="de" fo:country="DE" fo:font-style="italic"/>
    </style:style>
    <style:style style:family="text" style:name="T106">
      <style:text-properties fo:color="#3465a4" fo:language="de" fo:country="DE" fo:font-style="italic"/>
    </style:style>
    <style:style style:family="text" style:name="T107">
      <style:text-properties fo:color="#3465a4" fo:language="de" fo:country="DE" fo:font-style="italic"/>
    </style:style>
    <style:style style:family="text" style:name="T108">
      <style:text-properties fo:color="#3465a4" fo:language="de" fo:country="DE" fo:font-style="italic"/>
    </style:style>
    <style:style style:family="text" style:name="T109">
      <style:text-properties fo:color="#3465a4" fo:language="de" fo:country="DE" fo:font-style="italic"/>
    </style:style>
    <style:style style:family="text" style:name="T110">
      <style:text-properties fo:color="#3465a4" fo:language="de" fo:country="DE" fo:font-style="italic"/>
    </style:style>
    <style:style style:family="text" style:name="T111">
      <style:text-properties fo:color="#3465a4" fo:language="de" fo:country="DE" fo:font-style="italic"/>
    </style:style>
    <style:style style:family="text" style:name="T112">
      <style:text-properties fo:color="#3465a4" fo:language="de" fo:country="DE" fo:font-style="italic"/>
    </style:style>
    <style:style style:family="text" style:name="T113">
      <style:text-properties fo:color="#3465a4" fo:language="de" fo:country="DE" fo:font-style="italic"/>
    </style:style>
    <style:style style:parent-style-name="613" style:family="paragraph" style:name="P90">
      <style:text-properties/>
      <style:paragraph-properties/>
    </style:style>
    <style:style style:family="text" style:name="T114">
      <style:text-properties fo:language="de" fo:country="DE"/>
    </style:style>
    <style:style style:parent-style-name="613" style:family="paragraph" style:name="P91">
      <style:text-properties/>
      <style:paragraph-properties/>
    </style:style>
    <style:style style:family="text" style:name="T115">
      <style:text-properties fo:language="de" fo:country="DE"/>
    </style:style>
    <style:style style:parent-style-name="610" style:family="paragraph" style:name="P92">
      <style:text-properties/>
      <style:paragraph-properties/>
    </style:style>
    <style:style style:family="text" style:name="T116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parent-style-name="604" style:family="paragraph" style:name="P93">
      <style:text-properties/>
      <style:paragraph-properties/>
    </style:style>
    <style:style style:family="text" style:name="T117">
      <style:text-properties fo:color="#3465a4" fo:language="de" fo:country="DE" fo:font-style="italic"/>
    </style:style>
    <style:style style:family="text" style:name="T118">
      <style:text-properties fo:color="#3465a4" fo:language="de" fo:country="DE" fo:font-style="italic"/>
    </style:style>
    <style:style style:family="text" style:name="T119">
      <style:text-properties fo:color="#3465a4" fo:language="de" fo:country="DE" fo:font-style="italic"/>
    </style:style>
    <style:style style:family="text" style:name="T120">
      <style:text-properties fo:color="#3465a4" fo:language="de" fo:country="DE" fo:font-style="italic"/>
    </style:style>
    <style:style style:family="text" style:name="T121">
      <style:text-properties fo:color="#3465a4" fo:language="de" fo:country="DE" fo:font-style="italic"/>
    </style:style>
    <style:style style:family="text" style:name="T122">
      <style:text-properties fo:color="#3465a4" fo:language="de" fo:country="DE" fo:font-style="italic"/>
    </style:style>
    <style:style style:family="text" style:name="T123">
      <style:text-properties fo:color="#3465a4" fo:language="de" fo:country="DE" fo:font-style="italic"/>
    </style:style>
    <style:style style:family="text" style:name="T124">
      <style:text-properties fo:color="#3465a4" fo:language="de" fo:country="DE" fo:font-style="italic"/>
    </style:style>
    <style:style style:family="text" style:name="T125">
      <style:text-properties fo:color="#3465a4" fo:language="de" fo:country="DE" fo:font-style="italic"/>
    </style:style>
    <style:style style:parent-style-name="613" style:family="paragraph" style:name="P94">
      <style:text-properties/>
      <style:paragraph-properties/>
    </style:style>
    <style:style style:family="text" style:name="T126">
      <style:text-properties fo:language="de" fo:country="DE"/>
    </style:style>
    <style:style style:parent-style-name="613" style:family="paragraph" style:name="P95">
      <style:text-properties/>
      <style:paragraph-properties/>
    </style:style>
    <style:style style:family="text" style:name="T127">
      <style:text-properties fo:language="de" fo:country="DE"/>
    </style:style>
    <style:style style:parent-style-name="604" style:family="paragraph" style:name="P96">
      <style:text-properties/>
      <style:paragraph-properties/>
    </style:style>
    <style:style style:family="text" style:name="T128">
      <style:text-properties fo:language="de" fo:country="DE" fo:font-style="italic"/>
    </style:style>
    <style:style style:parent-style-name="604" style:family="paragraph" style:name="P97">
      <style:text-properties/>
      <style:paragraph-properties/>
    </style:style>
    <style:style style:family="text" style:name="T129">
      <style:text-properties fo:language="de" fo:country="DE"/>
    </style:style>
    <style:style style:parent-style-name="609" style:family="paragraph" style:name="P98">
      <style:text-properties/>
      <style:paragraph-properties/>
    </style:style>
    <style:style style:family="text" style:name="T130">
      <style:text-properties fo:language="de" fo:country="DE"/>
    </style:style>
    <style:style style:family="text" style:name="T131">
      <style:text-properties fo:language="de" fo:country="DE"/>
    </style:style>
    <style:style style:parent-style-name="610" style:family="paragraph" style:name="P99">
      <style:text-properties/>
      <style:paragraph-properties/>
    </style:style>
    <style:style style:family="text" style:name="T132">
      <style:text-properties fo:language="de" fo:country="DE"/>
    </style:style>
    <style:style style:family="text" style:name="T133">
      <style:text-properties fo:language="de" fo:country="DE"/>
    </style:style>
    <style:style style:family="text" style:name="T134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135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parent-style-name="604" style:family="paragraph" style:name="P100">
      <style:text-properties/>
      <style:paragraph-properties/>
    </style:style>
    <style:style style:family="text" style:name="T136">
      <style:text-properties fo:color="#3465a4" fo:language="de" fo:country="DE" fo:font-style="italic"/>
    </style:style>
    <style:style style:family="text" style:name="T137">
      <style:text-properties fo:color="#3465a4" fo:language="de" fo:country="DE" fo:font-style="italic"/>
    </style:style>
    <style:style style:family="text" style:name="T138">
      <style:text-properties fo:color="#3465a4" fo:language="de" fo:country="DE" fo:font-style="italic"/>
    </style:style>
    <style:style style:family="text" style:name="T139">
      <style:text-properties fo:color="#3465a4" fo:language="de" fo:country="DE" fo:font-style="italic"/>
    </style:style>
    <style:style style:family="text" style:name="T140">
      <style:text-properties fo:color="#3465a4" fo:language="de" fo:country="DE" fo:font-style="italic"/>
    </style:style>
    <style:style style:family="text" style:name="T141">
      <style:text-properties fo:color="#3465a4" fo:language="de" fo:country="DE" fo:font-style="italic"/>
    </style:style>
    <style:style style:family="text" style:name="T142">
      <style:text-properties fo:color="#3465a4" fo:language="de" fo:country="DE" fo:font-style="italic"/>
    </style:style>
    <style:style style:family="text" style:name="T143">
      <style:text-properties fo:color="#3465a4" fo:language="de" fo:country="DE" fo:font-style="italic"/>
    </style:style>
    <style:style style:family="text" style:name="T144">
      <style:text-properties fo:color="#3465a4" fo:language="de" fo:country="DE" fo:font-style="italic"/>
    </style:style>
    <style:style style:family="text" style:name="T145">
      <style:text-properties fo:color="#3465a4" fo:language="de" fo:country="DE" fo:font-style="italic"/>
    </style:style>
    <style:style style:family="text" style:name="T146">
      <style:text-properties fo:color="#3465a4" fo:language="de" fo:country="DE" fo:font-style="italic"/>
    </style:style>
    <style:style style:family="text" style:name="T147">
      <style:text-properties fo:color="#3465a4" fo:language="de" fo:country="DE" fo:font-style="italic"/>
    </style:style>
    <style:style style:parent-style-name="613" style:family="paragraph" style:name="P101">
      <style:text-properties/>
      <style:paragraph-properties/>
    </style:style>
    <style:style style:family="text" style:name="T148">
      <style:text-properties fo:language="de" fo:country="DE"/>
    </style:style>
    <style:style style:parent-style-name="613" style:family="paragraph" style:name="P102">
      <style:text-properties/>
      <style:paragraph-properties/>
    </style:style>
    <style:style style:family="text" style:name="T149">
      <style:text-properties fo:language="de" fo:country="DE"/>
    </style:style>
    <style:style style:parent-style-name="604" style:family="paragraph" style:name="P103">
      <style:text-properties/>
      <style:paragraph-properties/>
    </style:style>
    <style:style style:family="text" style:name="T150">
      <style:text-properties fo:language="de" fo:country="DE"/>
    </style:style>
    <style:style style:parent-style-name="610" style:family="paragraph" style:name="P104">
      <style:text-properties/>
      <style:paragraph-properties/>
    </style:style>
    <style:style style:family="text" style:name="T151">
      <style:text-properties fo:language="de" fo:country="DE"/>
    </style:style>
    <style:style style:family="text" style:name="T152">
      <style:text-properties fo:language="de" fo:country="DE"/>
    </style:style>
    <style:style style:family="text" style:name="T153">
      <style:text-properties fo:language="de" fo:country="DE"/>
    </style:style>
    <style:style style:family="text" style:name="T154">
      <style:text-properties fo:language="de" fo:country="DE"/>
    </style:style>
    <style:style style:parent-style-name="604" style:family="paragraph" style:name="P105">
      <style:text-properties/>
      <style:paragraph-properties/>
    </style:style>
    <style:style style:family="text" style:name="T155">
      <style:text-properties fo:color="#3465a4" fo:language="de" fo:country="DE" fo:font-style="italic"/>
    </style:style>
    <style:style style:family="text" style:name="T156">
      <style:text-properties fo:color="#3465a4" fo:language="de" fo:country="DE" fo:font-style="italic"/>
    </style:style>
    <style:style style:family="text" style:name="T157">
      <style:text-properties fo:color="#3465a4" fo:language="de" fo:country="DE" fo:font-style="italic"/>
    </style:style>
    <style:style style:family="text" style:name="T158">
      <style:text-properties fo:color="#3465a4" fo:language="de" fo:country="DE" fo:font-style="italic"/>
    </style:style>
    <style:style style:family="text" style:name="T159">
      <style:text-properties fo:color="#3465a4" fo:language="de" fo:country="DE" fo:font-style="italic"/>
    </style:style>
    <style:style style:family="text" style:name="T160">
      <style:text-properties fo:color="#3465a4" fo:language="de" fo:country="DE" fo:font-style="italic"/>
    </style:style>
    <style:style style:family="text" style:name="T161">
      <style:text-properties fo:color="#3465a4" fo:language="de" fo:country="DE" fo:font-style="italic"/>
    </style:style>
    <style:style style:family="text" style:name="T162">
      <style:text-properties fo:color="#3465a4" fo:language="de" fo:country="DE" fo:font-style="italic"/>
    </style:style>
    <style:style style:family="text" style:name="T163">
      <style:text-properties fo:color="#3465a4" fo:language="de" fo:country="DE" fo:font-style="italic"/>
    </style:style>
    <style:style style:family="text" style:name="T164">
      <style:text-properties fo:color="#3465a4" fo:language="de" fo:country="DE" fo:font-style="italic"/>
    </style:style>
    <style:style style:family="text" style:name="T165">
      <style:text-properties fo:color="#3465a4" fo:language="de" fo:country="DE" fo:font-style="italic"/>
    </style:style>
    <style:style style:family="text" style:name="T166">
      <style:text-properties fo:color="#3465a4" fo:language="de" fo:country="DE" fo:font-style="italic"/>
    </style:style>
    <style:style style:family="text" style:name="T167">
      <style:text-properties fo:color="#3465a4" fo:language="de" fo:country="DE" fo:font-style="italic"/>
    </style:style>
    <style:style style:parent-style-name="613" style:family="paragraph" style:name="P106">
      <style:text-properties/>
      <style:paragraph-properties/>
    </style:style>
    <style:style style:family="text" style:name="T168">
      <style:text-properties fo:color="#000000" fo:language="de" fo:country="DE"/>
    </style:style>
    <style:style style:parent-style-name="613" style:family="paragraph" style:name="P107">
      <style:text-properties/>
      <style:paragraph-properties/>
    </style:style>
    <style:style style:family="text" style:name="T169">
      <style:text-properties fo:color="#000000" fo:language="de" fo:country="DE" fo:font-style="italic"/>
    </style:style>
    <style:style style:parent-style-name="604" style:family="paragraph" style:name="P108">
      <style:text-properties/>
      <style:paragraph-properties/>
    </style:style>
    <style:style style:family="text" style:name="T170">
      <style:text-properties fo:color="#000000" fo:language="de" fo:country="DE" fo:font-style="italic"/>
    </style:style>
    <style:style style:parent-style-name="610" style:family="paragraph" style:name="P109">
      <style:text-properties/>
      <style:paragraph-properties/>
    </style:style>
    <style:style style:family="text" style:name="T171">
      <style:text-properties fo:language="de" fo:country="DE"/>
    </style:style>
    <style:style style:family="text" style:name="T172">
      <style:text-properties fo:language="de" fo:country="DE"/>
    </style:style>
    <style:style style:family="text" style:name="T173">
      <style:text-properties fo:language="de" fo:country="DE"/>
    </style:style>
    <style:style style:family="text" style:name="T174">
      <style:text-properties fo:language="de" fo:country="DE"/>
    </style:style>
    <style:style style:parent-style-name="604" style:family="paragraph" style:name="P110">
      <style:text-properties/>
      <style:paragraph-properties/>
    </style:style>
    <style:style style:family="text" style:name="T175">
      <style:text-properties fo:color="#3465a4" fo:language="de" fo:country="DE" fo:font-style="italic"/>
    </style:style>
    <style:style style:family="text" style:name="T176">
      <style:text-properties fo:color="#3465a4" fo:language="de" fo:country="DE" fo:font-style="italic"/>
    </style:style>
    <style:style style:family="text" style:name="T177">
      <style:text-properties fo:color="#3465a4" fo:language="de" fo:country="DE" fo:font-style="italic"/>
    </style:style>
    <style:style style:family="text" style:name="T178">
      <style:text-properties fo:color="#3465a4" fo:language="de" fo:country="DE" fo:font-style="italic"/>
    </style:style>
    <style:style style:family="text" style:name="T179">
      <style:text-properties fo:color="#3465a4" fo:language="de" fo:country="DE" fo:font-style="italic"/>
    </style:style>
    <style:style style:family="text" style:name="T180">
      <style:text-properties fo:color="#3465a4" fo:language="de" fo:country="DE" fo:font-style="italic"/>
    </style:style>
    <style:style style:family="text" style:name="T181">
      <style:text-properties fo:color="#3465a4" fo:language="de" fo:country="DE" fo:font-style="italic"/>
    </style:style>
    <style:style style:family="text" style:name="T182">
      <style:text-properties fo:color="#3465a4" fo:language="de" fo:country="DE" fo:font-style="italic"/>
    </style:style>
    <style:style style:family="text" style:name="T183">
      <style:text-properties fo:color="#3465a4" fo:language="de" fo:country="DE" fo:font-style="italic"/>
    </style:style>
    <style:style style:family="text" style:name="T184">
      <style:text-properties fo:color="#3465a4" fo:language="de" fo:country="DE" fo:font-style="italic"/>
    </style:style>
    <style:style style:family="text" style:name="T185">
      <style:text-properties fo:color="#3465a4" fo:language="de" fo:country="DE" fo:font-style="italic"/>
    </style:style>
    <style:style style:family="text" style:name="T186">
      <style:text-properties fo:color="#3465a4" fo:language="de" fo:country="DE" fo:font-style="italic"/>
    </style:style>
    <style:style style:parent-style-name="604" style:family="paragraph" style:name="P111">
      <style:text-properties/>
      <style:paragraph-properties/>
    </style:style>
    <style:style style:family="text" style:name="T187">
      <style:text-properties fo:color="#3465a4" fo:language="de" fo:country="DE" fo:font-style="italic"/>
    </style:style>
    <style:style style:parent-style-name="613" style:family="paragraph" style:name="P112">
      <style:text-properties/>
      <style:paragraph-properties/>
    </style:style>
    <style:style style:family="text" style:name="T188">
      <style:text-properties fo:language="de" fo:country="DE"/>
    </style:style>
    <style:style style:parent-style-name="613" style:family="paragraph" style:name="P113">
      <style:text-properties/>
      <style:paragraph-properties/>
    </style:style>
    <style:style style:family="text" style:name="T189">
      <style:text-properties fo:language="de" fo:country="DE"/>
    </style:style>
    <style:style style:parent-style-name="604" style:family="paragraph" style:name="P114">
      <style:text-properties/>
      <style:paragraph-properties/>
    </style:style>
    <style:style style:family="text" style:name="T190">
      <style:text-properties fo:language="de" fo:country="DE"/>
    </style:style>
    <style:style style:parent-style-name="609" style:family="paragraph" style:name="P115">
      <style:text-properties/>
      <style:paragraph-properties/>
    </style:style>
    <style:style style:family="text" style:name="T191">
      <style:text-properties fo:language="de" fo:country="DE"/>
    </style:style>
    <style:style style:parent-style-name="610" style:family="paragraph" style:name="P116">
      <style:text-properties/>
      <style:paragraph-properties/>
    </style:style>
    <style:style style:family="text" style:name="T192">
      <style:text-properties fo:language="de" fo:country="DE"/>
    </style:style>
    <style:style style:family="text" style:name="T193">
      <style:text-properties fo:language="de" fo:country="DE"/>
    </style:style>
    <style:style style:family="text" style:name="T194">
      <style:text-properties fo:language="de" fo:country="DE"/>
    </style:style>
    <style:style style:parent-style-name="604" style:family="paragraph" style:name="P117">
      <style:text-properties/>
      <style:paragraph-properties/>
    </style:style>
    <style:style style:family="text" style:name="T195">
      <style:text-properties fo:color="#3465a4" fo:language="de" fo:country="DE" fo:font-style="italic"/>
    </style:style>
    <style:style style:family="text" style:name="T196">
      <style:text-properties fo:color="#3465a4" fo:language="de" fo:country="DE" fo:font-style="italic"/>
    </style:style>
    <style:style style:family="text" style:name="T197">
      <style:text-properties fo:color="#3465a4" fo:language="de" fo:country="DE" fo:font-style="italic"/>
    </style:style>
    <style:style style:family="text" style:name="T198">
      <style:text-properties fo:color="#3465a4" fo:language="de" fo:country="DE" fo:font-style="italic"/>
    </style:style>
    <style:style style:family="text" style:name="T199">
      <style:text-properties fo:color="#3465a4" fo:language="de" fo:country="DE" fo:font-style="italic"/>
    </style:style>
    <style:style style:family="text" style:name="T200">
      <style:text-properties fo:color="#3465a4" fo:language="de" fo:country="DE" fo:font-style="italic"/>
    </style:style>
    <style:style style:family="text" style:name="T201">
      <style:text-properties fo:color="#3465a4" fo:language="de" fo:country="DE" fo:font-style="italic"/>
    </style:style>
    <style:style style:family="text" style:name="T202">
      <style:text-properties fo:color="#3465a4" fo:language="de" fo:country="DE" fo:font-style="italic"/>
    </style:style>
    <style:style style:family="text" style:name="T203">
      <style:text-properties fo:color="#3465a4" fo:language="de" fo:country="DE" fo:font-style="italic"/>
    </style:style>
    <style:style style:family="text" style:name="T204">
      <style:text-properties fo:color="#3465a4" fo:language="de" fo:country="DE" fo:font-style="italic"/>
    </style:style>
    <style:style style:parent-style-name="613" style:family="paragraph" style:name="P118">
      <style:text-properties/>
      <style:paragraph-properties/>
    </style:style>
    <style:style style:family="text" style:name="T205">
      <style:text-properties fo:language="de" fo:country="DE"/>
    </style:style>
    <style:style style:parent-style-name="613" style:family="paragraph" style:name="P119">
      <style:text-properties/>
      <style:paragraph-properties/>
    </style:style>
    <style:style style:family="text" style:name="T206">
      <style:text-properties fo:color="#000000" fo:language="de" fo:country="DE" fo:font-style="italic"/>
    </style:style>
    <style:style style:parent-style-name="604" style:family="paragraph" style:name="P120">
      <style:text-properties/>
      <style:paragraph-properties/>
    </style:style>
    <style:style style:family="text" style:name="T207">
      <style:text-properties fo:color="#000000" fo:language="de" fo:country="DE" fo:font-style="italic"/>
    </style:style>
    <style:style style:parent-style-name="610" style:family="paragraph" style:name="P121">
      <style:text-properties/>
      <style:paragraph-properties/>
    </style:style>
    <style:style style:family="text" style:name="T208">
      <style:text-properties fo:language="de" fo:country="DE"/>
    </style:style>
    <style:style style:family="text" style:name="T209">
      <style:text-properties fo:language="de" fo:country="DE"/>
    </style:style>
    <style:style style:family="text" style:name="T210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parent-style-name="604" style:family="paragraph" style:name="P122">
      <style:text-properties/>
      <style:paragraph-properties/>
    </style:style>
    <style:style style:family="text" style:name="T211">
      <style:text-properties fo:color="#3465a4" fo:language="de" fo:country="DE" fo:font-style="italic"/>
    </style:style>
    <style:style style:family="text" style:name="T212">
      <style:text-properties fo:color="#3465a4" fo:language="de" fo:country="DE" fo:font-style="italic"/>
    </style:style>
    <style:style style:family="text" style:name="T213">
      <style:text-properties fo:color="#3465a4" fo:language="de" fo:country="DE" fo:font-style="italic"/>
    </style:style>
    <style:style style:family="text" style:name="T214">
      <style:text-properties fo:color="#3465a4" fo:language="de" fo:country="DE" fo:font-style="italic"/>
    </style:style>
    <style:style style:family="text" style:name="T215">
      <style:text-properties fo:color="#3465a4" fo:language="de" fo:country="DE" fo:font-style="italic"/>
    </style:style>
    <style:style style:family="text" style:name="T216">
      <style:text-properties fo:color="#3465a4" fo:language="de" fo:country="DE" fo:font-style="italic"/>
    </style:style>
    <style:style style:family="text" style:name="T217">
      <style:text-properties fo:color="#3465a4" fo:language="de" fo:country="DE" fo:font-style="italic"/>
    </style:style>
    <style:style style:family="text" style:name="T218">
      <style:text-properties fo:color="#3465a4" fo:language="de" fo:country="DE" fo:font-style="italic"/>
    </style:style>
    <style:style style:parent-style-name="610" style:family="paragraph" style:name="P123">
      <style:text-properties/>
      <style:paragraph-properties/>
    </style:style>
    <style:style style:family="text" style:name="T219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220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221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222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223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family="text" style:name="T224">
      <style:text-properties fo:font-family="Liberation Sans" style:font-family-asian="Droid Sans Fallback" style:font-family-complex="Droid Sans Devanagari" fo:font-size="14pt" fo:language="de" fo:country="DE" fo:font-weight="bold"/>
    </style:style>
    <style:style style:parent-style-name="604" style:family="paragraph" style:name="P124">
      <style:text-properties/>
      <style:paragraph-properties/>
    </style:style>
    <style:style style:family="text" style:name="T225">
      <style:text-properties fo:color="#3465a4" fo:language="de" fo:country="DE" fo:font-style="italic"/>
    </style:style>
    <style:style style:family="text" style:name="T226">
      <style:text-properties fo:color="#3465a4" fo:language="de" fo:country="DE" fo:font-style="italic"/>
    </style:style>
    <style:style style:family="text" style:name="T227">
      <style:text-properties fo:color="#3465a4" fo:language="de" fo:country="DE" fo:font-style="italic"/>
    </style:style>
    <style:style style:family="text" style:name="T228">
      <style:text-properties fo:color="#3465a4" fo:language="de" fo:country="DE" fo:font-style="italic"/>
    </style:style>
    <style:style style:family="text" style:name="T229">
      <style:text-properties fo:color="#3465a4" fo:language="de" fo:country="DE" fo:font-style="italic"/>
    </style:style>
    <style:style style:family="text" style:name="T230">
      <style:text-properties fo:color="#3465a4" fo:language="de" fo:country="DE" fo:font-style="italic"/>
    </style:style>
    <style:style style:family="text" style:name="T231">
      <style:text-properties fo:color="#3465a4" fo:language="de" fo:country="DE" fo:font-style="italic"/>
    </style:style>
    <style:style style:family="text" style:name="T232">
      <style:text-properties fo:color="#3465a4" fo:language="de" fo:country="DE" fo:font-style="italic"/>
    </style:style>
    <style:style style:family="text" style:name="T233">
      <style:text-properties fo:color="#3465a4" fo:language="de" fo:country="DE" fo:font-style="italic"/>
    </style:style>
    <style:style style:parent-style-name="609" style:family="paragraph" style:name="P125">
      <style:text-properties/>
      <style:paragraph-properties/>
    </style:style>
    <style:style style:family="text" style:name="T234">
      <style:text-properties fo:language="de" fo:country="DE"/>
    </style:style>
    <style:style style:parent-style-name="609" style:family="paragraph" style:name="P126">
      <style:text-properties/>
      <style:paragraph-properties/>
    </style:style>
    <style:style style:family="text" style:name="T235">
      <style:text-properties fo:language="de" fo:country="DE"/>
    </style:style>
    <style:style style:family="text" style:name="T236">
      <style:text-properties fo:language="de" fo:country="DE"/>
    </style:style>
    <style:style style:family="text" style:name="T237">
      <style:text-properties fo:language="de" fo:country="DE"/>
    </style:style>
    <style:style style:family="text" style:name="T238">
      <style:text-properties fo:font-family="Liberation Sans" style:font-family-asian="Droid Sans Fallback" style:font-family-complex="Droid Sans Devanagari" fo:font-size="18pt" fo:language="de" fo:country="DE" fo:font-weight="bold"/>
    </style:style>
    <style:style style:parent-style-name="610" style:family="paragraph" style:name="P127">
      <style:text-properties/>
      <style:paragraph-properties/>
    </style:style>
    <style:style style:family="text" style:name="T239">
      <style:text-properties fo:language="de" fo:country="DE"/>
    </style:style>
    <style:style style:parent-style-name="604" style:family="paragraph" style:name="P128">
      <style:text-properties/>
      <style:paragraph-properties/>
    </style:style>
    <style:style style:family="text" style:name="T240">
      <style:text-properties fo:color="#3465a4" fo:language="de" fo:country="DE" fo:font-style="italic"/>
    </style:style>
    <style:style style:family="text" style:name="T241">
      <style:text-properties fo:color="#3465a4" fo:language="de" fo:country="DE" fo:font-style="italic"/>
    </style:style>
    <style:style style:family="text" style:name="T242">
      <style:text-properties fo:color="#3465a4" fo:language="de" fo:country="DE" fo:font-style="italic"/>
    </style:style>
    <style:style style:family="table" style:name="ta1">
      <style:table-properties style:width="17.59cm" fo:margin-left="0cm" table:align="left"/>
    </style:style>
    <style:style style:family="table-column" style:name="co1">
      <style:table-column-properties style:column-width="5.722cm"/>
    </style:style>
    <style:style style:family="table-column" style:name="co2">
      <style:table-column-properties style:column-width="11.87cm"/>
    </style:style>
    <style:style style:family="table-row" style:name="ro1">
      <style:table-row-properties/>
    </style:style>
    <style:style style:family="table-cell" style:name="ce1">
      <style:table-cell-properties style:direction="ltr" fo:border-top="0.00882cm solid #000000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29">
      <style:text-properties/>
      <style:paragraph-properties/>
    </style:style>
    <style:style style:family="text" style:name="T243">
      <style:text-properties fo:language="de" fo:country="DE"/>
    </style:style>
    <style:style style:family="table-cell" style:name="ce2">
      <style:table-cell-properties style:direction="ltr" fo:border="0.00882cm solid #000000" fo:padding-top="0.09702cm" fo:padding-bottom="0.09702cm" fo:padding-left="0.09702cm" fo:padding-right="0.09702cm" fo:wrap-option="wrap"/>
    </style:style>
    <style:style style:parent-style-name="611" style:family="paragraph" style:name="P130">
      <style:text-properties/>
      <style:paragraph-properties/>
    </style:style>
    <style:style style:family="text" style:name="T244">
      <style:text-properties fo:language="de" fo:country="DE"/>
    </style:style>
    <style:style style:family="table-row" style:name="ro2">
      <style:table-row-properties/>
    </style:style>
    <style:style style:family="table-cell" style:name="ce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31">
      <style:text-properties/>
      <style:paragraph-properties/>
    </style:style>
    <style:style style:family="text" style:name="T245">
      <style:text-properties fo:color="#3465a4" fo:language="de" fo:country="DE" fo:font-style="italic"/>
    </style:style>
    <style:style style:family="table-cell" style:name="ce4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32">
      <style:text-properties/>
      <style:paragraph-properties/>
    </style:style>
    <style:style style:family="text" style:name="T246">
      <style:text-properties fo:language="de" fo:country="DE"/>
    </style:style>
    <style:style style:family="table-row" style:name="ro3">
      <style:table-row-properties/>
    </style:style>
    <style:style style:family="table-cell" style:name="ce5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33">
      <style:text-properties/>
      <style:paragraph-properties/>
    </style:style>
    <style:style style:family="text" style:name="T247">
      <style:text-properties fo:language="de" fo:country="DE"/>
    </style:style>
    <style:style style:family="table-cell" style:name="ce6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34">
      <style:text-properties/>
      <style:paragraph-properties/>
    </style:style>
    <style:style style:family="text" style:name="T248">
      <style:text-properties fo:language="de" fo:country="DE"/>
    </style:style>
    <style:style style:family="table-row" style:name="ro4">
      <style:table-row-properties/>
    </style:style>
    <style:style style:family="table-cell" style:name="ce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35">
      <style:text-properties/>
      <style:paragraph-properties/>
    </style:style>
    <style:style style:family="text" style:name="T249">
      <style:text-properties fo:language="de" fo:country="DE"/>
    </style:style>
    <style:style style:family="table-cell" style:name="ce8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36">
      <style:text-properties/>
      <style:paragraph-properties/>
    </style:style>
    <style:style style:family="text" style:name="T250">
      <style:text-properties fo:language="de" fo:country="DE"/>
    </style:style>
    <style:style style:family="table-row" style:name="ro5">
      <style:table-row-properties/>
    </style:style>
    <style:style style:family="table-cell" style:name="ce9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37">
      <style:text-properties/>
      <style:paragraph-properties/>
    </style:style>
    <style:style style:family="text" style:name="T251">
      <style:text-properties fo:language="de" fo:country="DE"/>
    </style:style>
    <style:style style:family="table-cell" style:name="ce10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38">
      <style:text-properties/>
      <style:paragraph-properties/>
    </style:style>
    <style:style style:family="text" style:name="T252">
      <style:text-properties fo:language="de" fo:country="DE"/>
    </style:style>
    <style:style style:family="table-row" style:name="ro6">
      <style:table-row-properties/>
    </style:style>
    <style:style style:family="table-cell" style:name="ce11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39">
      <style:text-properties/>
      <style:paragraph-properties/>
    </style:style>
    <style:style style:family="text" style:name="T253">
      <style:text-properties fo:language="de" fo:country="DE"/>
    </style:style>
    <style:style style:family="table-cell" style:name="ce12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40">
      <style:text-properties/>
      <style:paragraph-properties/>
    </style:style>
    <style:style style:family="text" style:name="T254">
      <style:text-properties fo:language="de" fo:country="DE"/>
    </style:style>
    <style:style style:family="table-row" style:name="ro7">
      <style:table-row-properties/>
    </style:style>
    <style:style style:family="table-cell" style:name="ce13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41">
      <style:text-properties/>
      <style:paragraph-properties/>
    </style:style>
    <style:style style:family="text" style:name="T255">
      <style:text-properties fo:language="de" fo:country="DE"/>
    </style:style>
    <style:style style:family="table-cell" style:name="ce14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42">
      <style:text-properties/>
      <style:paragraph-properties/>
    </style:style>
    <style:style style:family="text" style:name="T256">
      <style:text-properties fo:language="de" fo:country="DE"/>
    </style:style>
    <style:style style:family="table-row" style:name="ro8">
      <style:table-row-properties/>
    </style:style>
    <style:style style:family="table-cell" style:name="ce15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43">
      <style:text-properties/>
      <style:paragraph-properties/>
    </style:style>
    <style:style style:family="text" style:name="T257">
      <style:text-properties fo:language="de" fo:country="DE"/>
    </style:style>
    <style:style style:family="table-cell" style:name="ce16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44">
      <style:text-properties/>
      <style:paragraph-properties/>
    </style:style>
    <style:style style:family="text" style:name="T258">
      <style:text-properties fo:language="de" fo:country="DE"/>
    </style:style>
    <style:style style:family="table-row" style:name="ro9">
      <style:table-row-properties/>
    </style:style>
    <style:style style:family="table-cell" style:name="ce17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45">
      <style:text-properties/>
      <style:paragraph-properties/>
    </style:style>
    <style:style style:family="text" style:name="T259">
      <style:text-properties fo:language="de" fo:country="DE"/>
    </style:style>
    <style:style style:family="table-cell" style:name="ce18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46">
      <style:text-properties/>
      <style:paragraph-properties/>
    </style:style>
    <style:style style:family="text" style:name="T260">
      <style:text-properties fo:language="de" fo:country="DE"/>
    </style:style>
    <style:style style:family="table-row" style:name="ro10">
      <style:table-row-properties/>
    </style:style>
    <style:style style:family="table-cell" style:name="ce19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47">
      <style:text-properties/>
      <style:paragraph-properties/>
    </style:style>
    <style:style style:family="text" style:name="T261">
      <style:text-properties fo:language="de" fo:country="DE"/>
    </style:style>
    <style:style style:family="table-cell" style:name="ce20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48">
      <style:text-properties/>
      <style:paragraph-properties/>
    </style:style>
    <style:style style:family="text" style:name="T262">
      <style:text-properties fo:language="de" fo:country="DE"/>
    </style:style>
    <style:style style:family="table-row" style:name="ro11">
      <style:table-row-properties/>
    </style:style>
    <style:style style:family="table-cell" style:name="ce21">
      <style:table-cell-properties style:direction="ltr" fo:border-top="none" fo:border-bottom="0.00882cm solid #000000" fo:border-left="0.00882cm solid #000000" fo:border-right="none" fo:padding-top="0.09702cm" fo:padding-bottom="0.09702cm" fo:padding-left="0.09702cm" fo:padding-right="0.09702cm" fo:wrap-option="wrap"/>
    </style:style>
    <style:style style:parent-style-name="611" style:family="paragraph" style:name="P149">
      <style:text-properties/>
      <style:paragraph-properties/>
    </style:style>
    <style:style style:family="text" style:name="T263">
      <style:text-properties fo:language="de" fo:country="DE"/>
    </style:style>
    <style:style style:family="table-cell" style:name="ce22">
      <style:table-cell-properties style:direction="ltr" fo:border-top="none" fo:border-bottom="0.00882cm solid #000000" fo:border-left="0.00882cm solid #000000" fo:border-right="0.00882cm solid #000000" fo:padding-top="0.09702cm" fo:padding-bottom="0.09702cm" fo:padding-left="0.09702cm" fo:padding-right="0.09702cm" fo:wrap-option="wrap"/>
    </style:style>
    <style:style style:parent-style-name="611" style:family="paragraph" style:name="P150">
      <style:text-properties/>
      <style:paragraph-properties/>
    </style:style>
    <style:style style:family="text" style:name="T264">
      <style:text-properties fo:language="de" fo:country="DE"/>
    </style:style>
    <style:style style:parent-style-name="604" style:family="paragraph" style:name="P151">
      <style:text-properties/>
      <style:paragraph-properties/>
    </style:style>
    <style:style style:family="text" style:name="T265">
      <style:text-properties fo:language="de" fo:country="DE" fo:font-style="italic"/>
    </style:style>
    <style:style style:parent-style-name="610" style:family="paragraph" style:name="P152">
      <style:text-properties/>
      <style:paragraph-properties/>
    </style:style>
    <style:style style:family="text" style:name="T266">
      <style:text-properties fo:language="de" fo:country="DE"/>
    </style:style>
    <style:style style:family="text" style:name="T267">
      <style:text-properties fo:language="de" fo:country="DE"/>
    </style:style>
    <style:style style:parent-style-name="604" style:family="paragraph" style:name="P153">
      <style:text-properties/>
      <style:paragraph-properties/>
    </style:style>
    <style:style style:family="text" style:name="T268">
      <style:text-properties fo:color="#3465a4" fo:language="de" fo:country="DE" fo:font-style="italic"/>
    </style:style>
    <style:style style:family="text" style:name="T269">
      <style:text-properties fo:color="#3465a4" fo:language="de" fo:country="DE" fo:font-style="italic"/>
    </style:style>
    <style:style style:parent-style-name="610" style:family="paragraph" style:name="P154">
      <style:text-properties/>
      <style:paragraph-properties/>
    </style:style>
    <style:style style:family="text" style:name="T270">
      <style:text-properties fo:language="de" fo:country="DE"/>
    </style:style>
    <style:style style:parent-style-name="604" style:family="paragraph" style:name="P155">
      <style:text-properties/>
      <style:paragraph-properties/>
    </style:style>
    <style:style style:family="text" style:name="T271">
      <style:text-properties fo:color="#3465a4" fo:language="de" fo:country="DE" fo:font-style="italic"/>
    </style:style>
    <style:style style:family="text" style:name="T272">
      <style:text-properties fo:color="#3465a4" fo:language="de" fo:country="DE" fo:font-style="italic"/>
    </style:style>
    <style:style style:family="text" style:name="T273">
      <style:text-properties fo:color="#3465a4" fo:language="de" fo:country="DE" fo:font-style="italic"/>
    </style:style>
    <style:style style:family="text" style:name="T274">
      <style:text-properties fo:color="#3465a4" fo:language="de" fo:country="DE" fo:font-style="italic"/>
    </style:style>
    <style:style style:family="text" style:name="T275">
      <style:text-properties fo:color="#3465a4" fo:language="de" fo:country="DE" fo:font-style="italic"/>
    </style:style>
    <style:style style:family="text" style:name="T276">
      <style:text-properties fo:color="#3465a4" fo:language="de" fo:country="DE" fo:font-style="italic"/>
    </style:style>
    <style:style style:family="text" style:name="T277">
      <style:text-properties fo:color="#3465a4" fo:language="de" fo:country="DE" fo:font-style="italic"/>
    </style:style>
    <style:style style:family="text" style:name="T278">
      <style:text-properties fo:color="#3465a4" fo:language="de" fo:country="DE" fo:font-style="italic"/>
    </style:style>
    <style:style style:family="text" style:name="T279">
      <style:text-properties fo:color="#3465a4" fo:language="de" fo:country="DE" fo:font-style="italic"/>
    </style:style>
    <style:style style:family="text" style:name="T280">
      <style:text-properties fo:color="#3465a4" fo:language="de" fo:country="DE" fo:font-style="italic"/>
    </style:style>
    <style:style style:family="text" style:name="T281">
      <style:text-properties fo:color="#3465a4" fo:language="de" fo:country="DE" fo:font-style="italic"/>
    </style:style>
    <style:style style:family="text" style:name="T282">
      <style:text-properties fo:color="#3465a4" fo:language="de" fo:country="DE" fo:font-style="italic"/>
    </style:style>
    <style:style style:family="text" style:name="T283">
      <style:text-properties fo:color="#3465a4" fo:language="de" fo:country="DE" fo:font-style="italic"/>
    </style:style>
    <style:style style:family="text" style:name="T284">
      <style:text-properties fo:color="#3465a4" fo:language="de" fo:country="DE" fo:font-style="italic"/>
    </style:style>
    <style:style style:family="text" style:name="T285">
      <style:text-properties fo:color="#3465a4" fo:language="de" fo:country="DE" fo:font-style="italic"/>
    </style:style>
    <style:style style:parent-style-name="610" style:family="paragraph" style:name="P156">
      <style:text-properties/>
      <style:paragraph-properties/>
    </style:style>
    <style:style style:family="text" style:name="T286">
      <style:text-properties fo:language="de" fo:country="DE"/>
    </style:style>
    <style:style style:family="text" style:name="T287">
      <style:text-properties fo:language="de" fo:country="DE"/>
    </style:style>
    <style:style style:parent-style-name="604" style:family="paragraph" style:name="P157">
      <style:text-properties/>
      <style:paragraph-properties/>
    </style:style>
    <style:style style:family="text" style:name="T288">
      <style:text-properties fo:color="#3465a4" fo:language="de" fo:country="DE" fo:font-style="italic"/>
    </style:style>
    <style:style style:family="text" style:name="T289">
      <style:text-properties fo:color="#3465a4" fo:language="de" fo:country="DE" fo:font-style="italic"/>
    </style:style>
    <style:style style:family="text" style:name="T290">
      <style:text-properties fo:color="#3465a4" fo:language="de" fo:country="DE" fo:font-style="italic"/>
    </style:style>
    <style:style style:family="text" style:name="T291">
      <style:text-properties fo:color="#3465a4" fo:language="de" fo:country="DE" fo:font-style="italic"/>
    </style:style>
    <style:style style:family="text" style:name="T292">
      <style:text-properties fo:color="#3465a4" fo:language="de" fo:country="DE" fo:font-style="italic"/>
    </style:style>
    <style:style style:family="text" style:name="T293">
      <style:text-properties fo:color="#3465a4" fo:language="de" fo:country="DE" fo:font-style="italic"/>
    </style:style>
    <style:style style:family="text" style:name="T294">
      <style:text-properties fo:color="#3465a4" fo:language="de" fo:country="DE" fo:font-style="italic"/>
    </style:style>
    <style:style style:family="text" style:name="T295">
      <style:text-properties fo:color="#3465a4" fo:language="de" fo:country="DE" fo:font-style="italic"/>
    </style:style>
    <style:style style:family="text" style:name="T296">
      <style:text-properties fo:color="#3465a4" fo:language="de" fo:country="DE" fo:font-style="italic"/>
    </style:style>
    <style:style style:family="text" style:name="T297">
      <style:text-properties fo:color="#3465a4" fo:language="de" fo:country="DE" fo:font-style="italic"/>
    </style:style>
    <style:style style:family="text" style:name="T298">
      <style:text-properties fo:color="#3465a4" fo:language="de" fo:country="DE" fo:font-style="italic"/>
    </style:style>
    <style:style style:family="text" style:name="T299">
      <style:text-properties fo:color="#3465a4" fo:language="de" fo:country="DE" fo:font-style="italic"/>
    </style:style>
    <style:style style:family="text" style:name="T300">
      <style:text-properties fo:color="#3465a4" fo:language="de" fo:country="DE" fo:font-style="italic"/>
    </style:style>
    <style:style style:parent-style-name="610" style:family="paragraph" style:name="P158">
      <style:text-properties/>
      <style:paragraph-properties/>
    </style:style>
    <style:style style:family="text" style:name="T301">
      <style:text-properties fo:language="de" fo:country="DE"/>
    </style:style>
    <style:style style:parent-style-name="604" style:family="paragraph" style:name="P159">
      <style:text-properties/>
      <style:paragraph-properties/>
    </style:style>
    <style:style style:family="text" style:name="T302">
      <style:text-properties fo:color="#3465a4" fo:language="de" fo:country="DE" fo:font-style="italic"/>
    </style:style>
    <style:style style:family="text" style:name="T303">
      <style:text-properties fo:color="#3465a4" fo:language="de" fo:country="DE" fo:font-style="italic"/>
    </style:style>
    <style:style style:family="text" style:name="T304">
      <style:text-properties fo:color="#3465a4" fo:language="de" fo:country="DE" fo:font-style="italic"/>
    </style:style>
    <style:style style:parent-style-name="610" style:family="paragraph" style:name="P160">
      <style:text-properties/>
      <style:paragraph-properties/>
    </style:style>
    <style:style style:family="text" style:name="T305">
      <style:text-properties fo:language="de" fo:country="DE"/>
    </style:style>
    <style:style style:family="text" style:name="T306">
      <style:text-properties fo:language="de" fo:country="DE"/>
    </style:style>
    <style:style style:family="text" style:name="T307">
      <style:text-properties fo:language="de" fo:country="DE"/>
    </style:style>
    <style:style style:parent-style-name="604" style:family="paragraph" style:name="P161">
      <style:text-properties/>
      <style:paragraph-properties/>
    </style:style>
    <style:style style:family="text" style:name="T308">
      <style:text-properties fo:color="#3465a4" fo:language="de" fo:country="DE" fo:font-style="italic"/>
    </style:style>
    <style:style style:family="text" style:name="T309">
      <style:text-properties fo:color="#3465a4" fo:language="de" fo:country="DE" fo:font-style="italic"/>
    </style:style>
    <style:style style:family="text" style:name="T310">
      <style:text-properties fo:color="#3465a4" fo:language="de" fo:country="DE" fo:font-style="italic"/>
    </style:style>
    <style:style style:parent-style-name="604" style:family="paragraph" style:name="P162">
      <style:text-properties/>
      <style:paragraph-properties/>
    </style:style>
    <style:style style:family="text" style:name="T311">
      <style:text-properties fo:language="de" fo:country="DE" fo:font-style="italic"/>
    </style:style>
    <style:style style:parent-style-name="609" style:family="paragraph" style:name="P163">
      <style:text-properties/>
      <style:paragraph-properties/>
    </style:style>
    <style:style style:family="text" style:name="T312">
      <style:text-properties fo:language="de" fo:country="DE"/>
    </style:style>
    <style:style style:family="text" style:name="T313">
      <style:text-properties fo:language="de" fo:country="DE"/>
    </style:style>
    <style:style style:parent-style-name="610" style:family="paragraph" style:name="P164">
      <style:text-properties/>
      <style:paragraph-properties/>
    </style:style>
    <style:style style:family="text" style:name="T314">
      <style:text-properties fo:language="de" fo:country="DE"/>
    </style:style>
    <style:style style:parent-style-name="604" style:family="paragraph" style:name="P165">
      <style:text-properties/>
      <style:paragraph-properties/>
    </style:style>
    <style:style style:family="text" style:name="T315">
      <style:text-properties fo:color="#3465a4" fo:language="de" fo:country="DE" fo:font-style="italic"/>
    </style:style>
    <style:style style:family="table" style:name="ta2">
      <style:table-properties style:width="17.59cm" fo:margin-left="0cm" table:align="left"/>
    </style:style>
    <style:style style:family="table-column" style:name="co3">
      <style:table-column-properties style:column-width="4.292cm"/>
    </style:style>
    <style:style style:family="table-column" style:name="co4">
      <style:table-column-properties style:column-width="4.278cm"/>
    </style:style>
    <style:style style:family="table-column" style:name="co5">
      <style:table-column-properties style:column-width="9.021cm"/>
    </style:style>
    <style:style style:family="table-row" style:name="ro12">
      <style:table-row-properties/>
    </style:style>
    <style:style style:family="table-cell" style:name="ce23">
      <style:table-cell-properties style:direction="ltr" fo:wrap-option="wrap"/>
    </style:style>
    <style:style style:parent-style-name="611" style:family="paragraph" style:name="P166">
      <style:text-properties/>
      <style:paragraph-properties/>
    </style:style>
    <style:style style:family="text" style:name="T316">
      <style:text-properties fo:language="de" fo:country="DE" fo:font-weight="bold"/>
    </style:style>
    <style:style style:family="table-cell" style:name="ce24">
      <style:table-cell-properties style:direction="ltr" fo:wrap-option="wrap"/>
    </style:style>
    <style:style style:parent-style-name="611" style:family="paragraph" style:name="P167">
      <style:text-properties/>
      <style:paragraph-properties/>
    </style:style>
    <style:style style:family="text" style:name="T317">
      <style:text-properties fo:language="de" fo:country="DE" fo:font-weight="bold"/>
    </style:style>
    <style:style style:family="table-cell" style:name="ce25">
      <style:table-cell-properties style:direction="ltr" fo:wrap-option="wrap"/>
    </style:style>
    <style:style style:parent-style-name="611" style:family="paragraph" style:name="P168">
      <style:text-properties/>
      <style:paragraph-properties/>
    </style:style>
    <style:style style:family="text" style:name="T318">
      <style:text-properties fo:language="de" fo:country="DE" fo:font-weight="bold"/>
    </style:style>
    <style:style style:family="table-row" style:name="ro13">
      <style:table-row-properties/>
    </style:style>
    <style:style style:family="table-cell" style:name="ce26">
      <style:table-cell-properties style:direction="ltr" fo:wrap-option="wrap"/>
    </style:style>
    <style:style style:parent-style-name="611" style:family="paragraph" style:name="P169">
      <style:text-properties/>
      <style:paragraph-properties/>
    </style:style>
    <style:style style:family="text" style:name="T319">
      <style:text-properties fo:language="de" fo:country="DE"/>
    </style:style>
    <style:style style:family="table-cell" style:name="ce27">
      <style:table-cell-properties style:direction="ltr" fo:wrap-option="wrap"/>
    </style:style>
    <style:style style:parent-style-name="611" style:family="paragraph" style:name="P170">
      <style:text-properties/>
      <style:paragraph-properties/>
    </style:style>
    <style:style style:family="text" style:name="T320">
      <style:text-properties fo:language="de" fo:country="DE"/>
    </style:style>
    <style:style style:family="table-cell" style:name="ce28">
      <style:table-cell-properties style:direction="ltr" fo:wrap-option="wrap"/>
    </style:style>
    <style:style style:parent-style-name="611" style:family="paragraph" style:name="P171">
      <style:text-properties/>
      <style:paragraph-properties/>
    </style:style>
    <style:style style:family="text" style:name="T321">
      <style:text-properties fo:language="de" fo:country="DE"/>
    </style:style>
    <style:style style:family="table-row" style:name="ro14">
      <style:table-row-properties/>
    </style:style>
    <style:style style:family="table-cell" style:name="ce29">
      <style:table-cell-properties style:direction="ltr" fo:wrap-option="wrap"/>
    </style:style>
    <style:style style:parent-style-name="611" style:family="paragraph" style:name="P172">
      <style:text-properties/>
      <style:paragraph-properties/>
    </style:style>
    <style:style style:family="text" style:name="T322">
      <style:text-properties fo:language="de" fo:country="DE"/>
    </style:style>
    <style:style style:family="table-cell" style:name="ce30">
      <style:table-cell-properties style:direction="ltr" fo:wrap-option="wrap"/>
    </style:style>
    <style:style style:parent-style-name="611" style:family="paragraph" style:name="P173">
      <style:text-properties/>
      <style:paragraph-properties/>
    </style:style>
    <style:style style:family="text" style:name="T323">
      <style:text-properties fo:language="de" fo:country="DE"/>
    </style:style>
    <style:style style:family="table-cell" style:name="ce31">
      <style:table-cell-properties style:direction="ltr" fo:wrap-option="wrap"/>
    </style:style>
    <style:style style:parent-style-name="611" style:family="paragraph" style:name="P174">
      <style:text-properties/>
      <style:paragraph-properties/>
    </style:style>
    <style:style style:family="text" style:name="T324">
      <style:text-properties fo:language="de" fo:country="DE"/>
    </style:style>
    <style:style style:family="table-row" style:name="ro15">
      <style:table-row-properties/>
    </style:style>
    <style:style style:family="table-cell" style:name="ce32">
      <style:table-cell-properties style:direction="ltr" fo:wrap-option="wrap"/>
    </style:style>
    <style:style style:parent-style-name="611" style:family="paragraph" style:name="P175">
      <style:text-properties/>
      <style:paragraph-properties/>
    </style:style>
    <style:style style:family="text" style:name="T325">
      <style:text-properties fo:language="de" fo:country="DE"/>
    </style:style>
    <style:style style:family="table-cell" style:name="ce33">
      <style:table-cell-properties style:direction="ltr" fo:wrap-option="wrap"/>
    </style:style>
    <style:style style:parent-style-name="611" style:family="paragraph" style:name="P176">
      <style:text-properties/>
      <style:paragraph-properties/>
    </style:style>
    <style:style style:family="text" style:name="T326">
      <style:text-properties fo:language="de" fo:country="DE"/>
    </style:style>
    <style:style style:family="table-cell" style:name="ce34">
      <style:table-cell-properties style:direction="ltr" fo:wrap-option="wrap"/>
    </style:style>
    <style:style style:parent-style-name="611" style:family="paragraph" style:name="P177">
      <style:text-properties/>
      <style:paragraph-properties/>
    </style:style>
    <style:style style:family="text" style:name="T327">
      <style:text-properties fo:language="de" fo:country="DE"/>
    </style:style>
    <style:style style:family="table-row" style:name="ro16">
      <style:table-row-properties/>
    </style:style>
    <style:style style:family="table-cell" style:name="ce35">
      <style:table-cell-properties style:direction="ltr" fo:wrap-option="wrap"/>
    </style:style>
    <style:style style:parent-style-name="611" style:family="paragraph" style:name="P178">
      <style:text-properties/>
      <style:paragraph-properties/>
    </style:style>
    <style:style style:family="text" style:name="T328">
      <style:text-properties fo:language="de" fo:country="DE"/>
    </style:style>
    <style:style style:family="table-cell" style:name="ce36">
      <style:table-cell-properties style:direction="ltr" fo:wrap-option="wrap"/>
    </style:style>
    <style:style style:parent-style-name="611" style:family="paragraph" style:name="P179">
      <style:text-properties/>
      <style:paragraph-properties/>
    </style:style>
    <style:style style:family="text" style:name="T329">
      <style:text-properties fo:language="de" fo:country="DE"/>
    </style:style>
    <style:style style:family="table-cell" style:name="ce37">
      <style:table-cell-properties style:direction="ltr" fo:wrap-option="wrap"/>
    </style:style>
    <style:style style:parent-style-name="611" style:family="paragraph" style:name="P180">
      <style:text-properties/>
      <style:paragraph-properties/>
    </style:style>
    <style:style style:family="text" style:name="T330">
      <style:text-properties fo:language="de" fo:country="DE"/>
    </style:style>
    <style:style style:parent-style-name="604" style:family="paragraph" style:name="P181">
      <style:text-properties/>
      <style:paragraph-properties/>
    </style:style>
    <style:style style:family="text" style:name="T331">
      <style:text-properties fo:language="de" fo:country="DE" fo:font-style="italic"/>
    </style:style>
    <style:style style:parent-style-name="610" style:family="paragraph" style:name="P182">
      <style:text-properties/>
      <style:paragraph-properties/>
    </style:style>
    <style:style style:family="text" style:name="T332">
      <style:text-properties fo:language="de" fo:country="DE"/>
    </style:style>
    <style:style style:parent-style-name="604" style:family="paragraph" style:name="P183">
      <style:text-properties/>
      <style:paragraph-properties/>
    </style:style>
    <style:style style:family="text" style:name="T333">
      <style:text-properties fo:color="#3465a4" fo:language="de" fo:country="DE" fo:font-style="italic"/>
    </style:style>
    <style:style style:family="text" style:name="T334">
      <style:text-properties fo:color="#3465a4" fo:language="de" fo:country="DE" fo:font-style="italic"/>
    </style:style>
    <style:style style:family="text" style:name="T335">
      <style:text-properties fo:color="#3465a4" fo:language="de" fo:country="DE" fo:font-style="italic"/>
    </style:style>
    <style:style style:family="text" style:name="T336">
      <style:text-properties fo:color="#3465a4" fo:language="de" fo:country="DE" fo:font-style="italic"/>
    </style:style>
    <style:style style:family="text" style:name="T337">
      <style:text-properties fo:color="#3465a4" fo:language="de" fo:country="DE" fo:font-style="italic"/>
    </style:style>
    <style:style style:family="text" style:name="T338">
      <style:text-properties fo:color="#3465a4" fo:language="de" fo:country="DE" fo:font-style="italic"/>
    </style:style>
    <style:style style:family="text" style:name="T339">
      <style:text-properties fo:color="#3465a4" fo:language="de" fo:country="DE" fo:font-style="italic"/>
    </style:style>
    <style:style style:parent-style-name="610" style:family="paragraph" style:name="P184">
      <style:text-properties/>
      <style:paragraph-properties/>
    </style:style>
    <style:style style:family="text" style:name="T340">
      <style:text-properties fo:language="de" fo:country="DE"/>
    </style:style>
    <style:style style:parent-style-name="604" style:family="paragraph" style:name="P185">
      <style:text-properties/>
      <style:paragraph-properties/>
    </style:style>
    <style:style style:family="text" style:name="T341">
      <style:text-properties fo:color="#3465a4" fo:language="de" fo:country="DE" fo:font-style="italic"/>
    </style:style>
    <style:style style:family="text" style:name="T342">
      <style:text-properties fo:color="#3465a4" fo:language="de" fo:country="DE" fo:font-style="italic"/>
    </style:style>
    <style:style style:family="text" style:name="T343">
      <style:text-properties fo:color="#3465a4" fo:language="de" fo:country="DE" fo:font-style="italic"/>
    </style:style>
    <style:style style:family="text" style:name="T344">
      <style:text-properties fo:color="#3465a4" fo:language="de" fo:country="DE" fo:font-style="italic"/>
    </style:style>
    <style:style style:family="text" style:name="T345">
      <style:text-properties fo:color="#3465a4" fo:language="de" fo:country="DE" fo:font-style="italic"/>
    </style:style>
    <style:style style:family="text" style:name="T346">
      <style:text-properties fo:color="#3465a4" fo:language="de" fo:country="DE" fo:font-style="italic"/>
    </style:style>
    <style:style style:family="text" style:name="T347">
      <style:text-properties fo:color="#3465a4" fo:language="de" fo:country="DE" fo:font-style="italic"/>
    </style:style>
    <style:style style:parent-style-name="610" style:family="paragraph" style:name="P186">
      <style:text-properties/>
      <style:paragraph-properties/>
    </style:style>
    <style:style style:family="text" style:name="T348">
      <style:text-properties fo:language="de" fo:country="DE"/>
    </style:style>
    <style:style style:parent-style-name="604" style:family="paragraph" style:name="P187">
      <style:text-properties/>
      <style:paragraph-properties/>
    </style:style>
    <style:style style:family="text" style:name="T349">
      <style:text-properties fo:color="#3465a4" fo:language="de" fo:country="DE" fo:font-style="italic"/>
    </style:style>
    <style:style style:family="text" style:name="T350">
      <style:text-properties fo:color="#3465a4" fo:language="de" fo:country="DE" fo:font-style="italic"/>
    </style:style>
    <style:style style:family="text" style:name="T351">
      <style:text-properties fo:color="#3465a4" fo:language="de" fo:country="DE" fo:font-style="italic"/>
    </style:style>
    <style:style style:parent-style-name="610" style:family="paragraph" style:name="P188">
      <style:text-properties/>
      <style:paragraph-properties/>
    </style:style>
    <style:style style:family="text" style:name="T352">
      <style:text-properties fo:language="de" fo:country="DE"/>
    </style:style>
    <style:style style:parent-style-name="604" style:family="paragraph" style:name="P189">
      <style:text-properties/>
      <style:paragraph-properties/>
    </style:style>
    <style:style style:family="text" style:name="T353">
      <style:text-properties fo:color="#3465a4" fo:language="de" fo:country="DE" fo:font-style="italic"/>
    </style:style>
    <style:style style:family="text" style:name="T354">
      <style:text-properties fo:color="#3465a4" fo:language="de" fo:country="DE" fo:font-style="italic"/>
    </style:style>
    <style:style style:family="text" style:name="T355">
      <style:text-properties fo:color="#3465a4" fo:language="de" fo:country="DE" fo:font-style="italic"/>
    </style:style>
    <style:style style:family="text" style:name="T356">
      <style:text-properties fo:color="#3465a4" fo:language="de" fo:country="DE" fo:font-style="italic"/>
    </style:style>
    <style:style style:family="text" style:name="T357">
      <style:text-properties fo:color="#3465a4" fo:language="de" fo:country="DE" fo:font-style="italic"/>
    </style:style>
    <style:style style:family="text" style:name="T358">
      <style:text-properties fo:color="#3465a4" fo:language="de" fo:country="DE" fo:font-style="italic"/>
    </style:style>
    <style:style style:family="text" style:name="T359">
      <style:text-properties fo:color="#3465a4" fo:language="de" fo:country="DE" fo:font-style="italic"/>
    </style:style>
    <style:style style:parent-style-name="604" style:family="paragraph" style:name="P190">
      <style:text-properties/>
      <style:paragraph-properties/>
    </style:style>
    <style:style style:family="text" style:name="T360">
      <style:text-properties fo:language="de" fo:country="DE" fo:font-style="italic"/>
    </style:style>
    <style:style style:parent-style-name="609" style:family="paragraph" style:name="P191">
      <style:text-properties/>
      <style:paragraph-properties/>
    </style:style>
    <style:style style:family="text" style:name="T361">
      <style:text-properties fo:language="de" fo:country="DE"/>
    </style:style>
    <style:style style:family="text" style:name="T362">
      <style:text-properties fo:language="de" fo:country="DE"/>
    </style:style>
    <style:style style:parent-style-name="610" style:family="paragraph" style:name="P192">
      <style:text-properties/>
      <style:paragraph-properties/>
    </style:style>
    <style:style style:family="text" style:name="T363">
      <style:text-properties fo:language="de" fo:country="DE"/>
    </style:style>
    <style:style style:parent-style-name="604" style:family="paragraph" style:name="P193">
      <style:text-properties/>
      <style:paragraph-properties/>
    </style:style>
    <style:style style:family="text" style:name="T364">
      <style:text-properties fo:color="#3465a4" fo:language="de" fo:country="DE" fo:font-style="italic"/>
    </style:style>
    <style:style style:family="text" style:name="T365">
      <style:text-properties fo:color="#3465a4" fo:language="de" fo:country="DE" fo:font-style="italic"/>
    </style:style>
    <style:style style:family="text" style:name="T366">
      <style:text-properties fo:color="#3465a4" fo:language="de" fo:country="DE" fo:font-style="italic"/>
    </style:style>
    <style:style style:family="text" style:name="T367">
      <style:text-properties fo:color="#3465a4" fo:language="de" fo:country="DE" fo:font-style="italic"/>
    </style:style>
    <style:style style:family="text" style:name="T368">
      <style:text-properties fo:color="#3465a4" fo:language="de" fo:country="DE" fo:font-style="italic"/>
    </style:style>
    <style:style style:family="text" style:name="T369">
      <style:text-properties fo:color="#3465a4" fo:language="de" fo:country="DE" fo:font-style="italic"/>
    </style:style>
    <style:style style:family="text" style:name="T370">
      <style:text-properties fo:color="#3465a4" fo:language="de" fo:country="DE"/>
    </style:style>
    <style:style style:family="text" style:name="T371">
      <style:text-properties fo:color="#3465a4" fo:language="de" fo:country="DE" fo:font-style="italic"/>
    </style:style>
    <style:style style:parent-style-name="610" style:family="paragraph" style:name="P194">
      <style:text-properties/>
      <style:paragraph-properties/>
    </style:style>
    <style:style style:family="text" style:name="T372">
      <style:text-properties fo:language="de" fo:country="DE" fo:font-style="normal"/>
    </style:style>
    <style:style style:family="text" style:name="T373">
      <style:text-properties fo:language="de" fo:country="DE" fo:font-style="normal"/>
    </style:style>
    <style:style style:family="text" style:name="T374">
      <style:text-properties fo:language="de" fo:country="DE" fo:font-style="normal"/>
    </style:style>
    <style:style style:parent-style-name="604" style:family="paragraph" style:name="P195">
      <style:text-properties/>
      <style:paragraph-properties/>
    </style:style>
    <style:style style:family="text" style:name="T375">
      <style:text-properties fo:color="#3465a4" fo:language="de" fo:country="DE" fo:font-style="italic"/>
    </style:style>
    <style:style style:family="text" style:name="T376">
      <style:text-properties fo:color="#3465a4" fo:language="de" fo:country="DE" fo:font-style="italic"/>
    </style:style>
    <style:style style:family="text" style:name="T377">
      <style:text-properties fo:color="#3465a4" fo:language="de" fo:country="DE" fo:font-style="italic"/>
    </style:style>
    <style:style style:parent-style-name="604" style:family="paragraph" style:name="P196">
      <style:text-properties/>
      <style:paragraph-properties/>
    </style:style>
    <style:style style:family="text" style:name="T378">
      <style:text-properties fo:language="de" fo:country="DE" fo:font-style="normal"/>
    </style:style>
    <style:style style:parent-style-name="609" style:family="paragraph" style:name="P197">
      <style:text-properties/>
      <style:paragraph-properties/>
    </style:style>
    <style:style style:family="text" style:name="T379">
      <style:text-properties fo:language="de" fo:country="DE"/>
    </style:style>
    <style:style style:parent-style-name="604" style:family="paragraph" style:name="P198">
      <style:text-properties/>
      <style:paragraph-properties/>
    </style:style>
    <style:style style:family="text" style:name="T380">
      <style:text-properties fo:color="#3465a4" fo:language="de" fo:country="DE" fo:font-style="italic"/>
    </style:style>
    <style:style style:family="text" style:name="T381">
      <style:text-properties fo:color="#3465a4" fo:language="de" fo:country="DE" fo:font-style="italic"/>
    </style:style>
    <style:style style:family="text" style:name="T382">
      <style:text-properties fo:color="#3465a4" fo:language="de" fo:country="DE" fo:font-style="italic"/>
    </style:style>
    <style:style style:family="text" style:name="T383">
      <style:text-properties fo:color="#3465a4" fo:language="de" fo:country="DE" fo:font-style="italic"/>
    </style:style>
    <style:style style:family="text" style:name="T384">
      <style:text-properties fo:color="#3465a4" fo:language="de" fo:country="DE" fo:font-style="italic"/>
    </style:style>
    <style:style style:family="text" style:name="T385">
      <style:text-properties fo:color="#3465a4" fo:language="de" fo:country="DE" fo:font-style="italic"/>
    </style:style>
    <style:style style:family="text" style:name="T386">
      <style:text-properties fo:color="#3465a4" fo:language="de" fo:country="DE" fo:font-style="italic"/>
    </style:style>
    <style:style style:parent-style-name="610" style:family="paragraph" style:name="P199">
      <style:text-properties/>
      <style:paragraph-properties/>
    </style:style>
    <style:style style:family="text" style:name="T387">
      <style:text-properties fo:language="de" fo:country="DE"/>
    </style:style>
    <style:style style:family="text" style:name="T388">
      <style:text-properties fo:language="de" fo:country="DE"/>
    </style:style>
    <style:style style:parent-style-name="610" style:family="paragraph" style:name="P200">
      <style:text-properties/>
      <style:paragraph-properties/>
    </style:style>
    <style:style style:family="text" style:name="T389">
      <style:text-properties fo:language="de" fo:country="DE"/>
    </style:style>
    <style:style style:family="text" style:name="T390">
      <style:text-properties fo:language="de" fo:country="DE"/>
    </style:style>
    <style:style style:parent-style-name="604" style:family="paragraph" style:name="P201">
      <style:text-properties/>
      <style:paragraph-properties/>
    </style:style>
    <style:style style:family="text" style:name="T391">
      <style:text-properties fo:language="de" fo:country="DE"/>
    </style:style>
    <style:style style:parent-style-name="604" style:family="paragraph" style:name="P202">
      <style:text-properties/>
      <style:paragraph-properties/>
    </style:style>
    <style:style style:family="text" style:name="T392">
      <style:text-properties fo:language="de" fo:country="DE"/>
    </style:style>
  </office:automatic-styles>
  <office:body>
    <office:text text:use-soft-page-breaks="true">
      <text:p text:style-name="P41"><text:span text:style-name="T25"/><text:span/></text:p>
      <text:p text:style-name="P42"><text:span text:style-name="T26"/><text:span/></text:p>
      <text:p text:style-name="P43"><text:span text:style-name="T27"/><text:span/></text:p>
      <text:p text:style-name="P44"><text:span text:style-name="T28"/><text:span/></text:p>
      <text:p text:style-name="P45"><text:span text:style-name="T29"/><text:span/></text:p>
      <text:p text:style-name="P46"><text:span text:style-name="T30"/><text:span/></text:p>
      <text:p text:style-name="P47"><text:span text:style-name="T31"/><text:span/></text:p>
      <text:p text:style-name="P48"><text:span text:style-name="T32"/><text:span/></text:p>
      <text:p text:style-name="P49"><text:span text:style-name="T33">Programmentwurf</text:span><text:span/></text:p>
      <text:p text:style-name="P50"><text:span text:style-name="T34">[Bezeichung]</text:span><text:span/></text:p>
      <text:p text:style-name="P51"><text:span text:style-name="T35"/><text:span/></text:p>
      <text:p text:style-name="P52"><text:span text:style-name="T36">Name: [Name, Vorname]<text:line-break/>Martrikelnummer: [MNR]</text:span><text:span/></text:p>
      <text:p text:style-name="P53"><text:span text:style-name="T37"/><text:span/></text:p>
      <text:p text:style-name="P54"><text:span text:style-name="T38"/><text:span/></text:p>
      <text:p text:style-name="P55"><text:span text:style-name="T39">Abgabedatum: [DATUM]</text:span><text:span/></text:p>
      <text:p text:style-name="P56"><text:span text:style-name="T40"/><text:span/></text:p>
      <text:list>
        <text:list-item>
          <text:p text:style-name="P57"><text:span text:style-name="T41"/><text:span/></text:p>
        </text:list-item>
        <text:soft-page-break/>
      </text:list>
      <text:p text:style-name="P58"><text:span text:style-name="T42">Allgemeine Anmerkungen: </text:span><text:span/></text:p>
      <text:list text:style-name="WWNum1" text:continue-numbering="true">
        <text:list-item>
          <text:p text:style-name="P59"><text:span text:style-name="T43">es darf nicht auf andere Kap</text:span><text:span text:style-name="T44">itel als Leistungsnachweis verwiesen werden (z.B. in der Form “XY wurde schon in Kapitel 2 behandelt, </text:span><text:span text:style-name="T45">daher hier keine Ausführung</text:span><text:span text:style-name="T46">”)</text:span><text:span/></text:p>
        </text:list-item>
        <text:list-item>
          <text:p text:style-name="P60"><text:span text:style-name="T47">alles muss in UTF-8 codiert sein (Text und Code)</text:span><text:span/></text:p>
        </text:list-item>
        <text:list-item>
          <text:p text:style-name="P61"><text:span text:style-name="T48">sollten mündliche Aussagen den schriftlichen Aufgaben widersprechen, gelten die schriftlichen Aufgaben </text:span><text:span text:style-name="T49">(ggf. </text:span><text:span text:style-name="T50">a</text:span><text:span text:style-name="T51">n Anpassung der schriftlichen Aufgaben erinnern!)</text:span><text:span/></text:p>
        </text:list-item>
        <text:list-item>
          <text:p text:style-name="P62"><text:span text:style-name="T52">alles muss ins Repository (Code, Ausarbeitung und alles was damit zusammenhängt)</text:span><text:span/></text:p>
        </text:list-item>
        <text:list-item>
          <text:p text:style-name="P63"><text:span text:style-name="T53">die Beispiele sollten wenn möglich vom aktuellen Stand genommen werden</text:span><text:span/></text:p>
        </text:list-item>
        <text:list-item>
          <text:list>
            <text:list-item>
              <text:p text:style-name="P64"><text:span text:style-name="T54">finden sich dort keine entsprechenden Beispiele, dürfen auch ältere Commits unter Verweis auf den Commit verwendet werden </text:span><text:span/></text:p>
            </text:list-item>
            <text:list-item>
              <text:p text:style-name="P65"><text:span text:style-name="T55">Ausnahme: beim Kapitel “Refactoring” darf von vorne herein aus allen Ständen frei gewählt werden </text:span><text:span text:style-name="T56">(mit Verweis auf den </text:span><text:span text:style-name="T57">entsprechenden</text:span><text:span text:style-name="T58"> Commit)</text:span><text:span/></text:p>
            </text:list-item>
          </text:list>
        </text:list-item>
        <text:list-item>
          <text:p text:style-name="P66"><text:span text:style-name="T59">falls verlangte Negativ-Beispiele nicht vorhanden sind, müssen entsprechend mehr Positiv-Beispiele gebracht werden</text:span><text:span/></text:p>
        </text:list-item>
        <text:list-item>
          <text:list>
            <text:list-item>
              <text:p text:style-name="P67"><text:span text:style-name="T60">Achtung: werden im Code entsprechende Negativ-Beispiele gefunden, </text:span><text:span text:style-name="T61">gibt es keine Punkte für die zusätzlichen Positiv-Beispiele</text:span><text:span/></text:p>
            </text:list-item>
            <text:list-item>
              <text:p text:style-name="P68"><text:span text:style-name="T62">Beispiele</text:span><text:span/></text:p>
            </text:list-item>
            <text:list-item>
              <text:list>
                <text:list-item>
                  <text:p text:style-name="P69"><text:span text:style-name="T63">“Nennen Sie jeweils eine Klasse, die das SRP einhält bzw. </text:span><text:span text:style-name="T64">v</text:span><text:span text:style-name="T65">erletzt.”</text:span><text:span/></text:p>
                </text:list-item>
                <text:list-item>
                  <text:list>
                    <text:list-item>
                      <text:p text:style-name="P70"><text:span text:style-name="T66">Antwort: Es gibt keine Klasse, die SRP verletzt, daher hier 2 Klassen, die SRP einhalten: [Klasse 1], [Klasse 2]</text:span><text:span/></text:p>
                    </text:list-item>
                    <text:list-item>
                      <text:p text:style-name="P71"><text:span text:style-name="T67">Bewertung: falls im Code tatsächlich keine Klasse das SRP verletzt: </text:span><text:span text:style-name="T68">volle Punktzahl</text:span><text:span text:style-name="T69"> ODER falls im Code mind. eine Klasse SRP verletzt: </text:span><text:span text:style-name="T70">halbe Punktzahl</text:span><text:span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71">verlangte Positiv-Beispiele müssen gebracht werden</text:span><text:span/></text:p>
        </text:list-item>
        <text:list-item>
          <text:p text:style-name="P73"><text:span text:style-name="T72">Code-Beispiel = Code in das Dokument kopieren</text:span><text:span/></text:p>
        </text:list-item>
        <text:list-item>
          <text:p text:style-name="P74"><text:span text:style-name="T73">Keine Switch Statements</text:span><text:span text:style-name="T74"/></text:p>
        </text:list-item>
      </text:list>
      <text:p text:style-name="P75"><text:span text:style-name="T75"/><text:span/></text:p>
      <text:p text:style-name="P76"><text:span text:style-name="T76"/><text:span/></text:p>
      <text:list>
        <text:list-item>
          <text:p text:style-name="P77"><text:span text:style-name="T77">Kapitel 1: </text:span><text:span text:style-name="T78">Einführung</text:span><text:span/></text:p>
        </text:list-item>
        <text:list-item>
          <text:p text:style-name="P78"><text:span text:style-name="T79">Übersicht über die Applikation</text:span><text:span/></text:p>
        </text:list-item>
      </text:list>
      <text:p text:style-name="P79"><text:span text:style-name="T80">[Was macht die Applikation? Wie funktioniert sie? Welches Problem löst sie/welchen Zweck hat sie?</text:span><text:span text:style-name="T81">]</text:span><text:span/></text:p>
      <text:list>
        <text:list-item>
          <text:p text:style-name="P80"><text:span text:style-name="T82">Wie startet man die Applikation?</text:span><text:span/></text:p>
        </text:list-item>
      </text:list>
      <text:p text:style-name="P81"><text:span text:style-name="T83">[</text:span><text:span text:style-name="T84">Wie startet man </text:span><text:span text:style-name="T85">die Applikation</text:span><text:span text:style-name="T86">? </text:span><text:span text:style-name="T87">Welche</text:span><text:span text:style-name="T88"> Voraussetzungen werden benötigt? Schritt-für-Schritt-Anleitung</text:span><text:span text:style-name="T89">]</text:span><text:span/></text:p>
      <text:list>
        <text:list-item>
          <text:p text:style-name="P82"><text:span text:style-name="T90">Wie testet man die Applikation?</text:span><text:span/></text:p>
        </text:list-item>
      </text:list>
      <text:p text:style-name="P83"><text:span text:style-name="T91">[</text:span><text:span text:style-name="T92">Wie testet man die Applikation? Welche Voraussetzungen werden benötigt? Schritt-für-Schritt-Anleitung</text:span><text:span text:style-name="T93">]</text:span><text:span/></text:p>
      <text:p text:style-name="P84"><text:span text:style-name="T94"/><text:span/></text:p>
      <text:list>
        <text:list-item>
          <text:p text:style-name="P85"><text:span text:style-name="T95">Kapitel 2: </text:span><text:span text:style-name="T96">Clean </text:span><text:span text:style-name="T97">Archite</text:span><text:span text:style-name="T98">cture</text:span><text:span/></text:p>
        </text:list-item>
        <text:list-item>
          <text:p text:style-name="P86"><text:span text:style-name="T99">Was ist Clean Architecture?</text:span><text:span/></text:p>
        </text:list-item>
      </text:list>
      <text:p text:style-name="P87"><text:span text:style-name="T100">[allgemeine Beschreibung </text:span><text:span text:style-name="T101">der Clean Architecture</text:span><text:span text:style-name="T102"> in eigenen Worten]</text:span><text:span/></text:p>
      <text:list>
        <text:list-item>
          <text:p text:style-name="P88"><text:span text:style-name="T103">Analyse </text:span><text:span text:style-name="T104">der Dependency Rule</text:span><text:span/></text:p>
        </text:list-item>
      </text:list>
      <text:p text:style-name="P89"><text:span text:style-name="T105">[</text:span><text:span text:style-name="T106">(</text:span><text:span text:style-name="T107">1 Klasse, die die Dependency Rule einhält </text:span><text:span text:style-name="T108">und eine Klasse, die die Dependency Rule verletzt);<text:s text:c="3"/>jeweils UML der Klasse </text:span><text:span text:style-name="T109">und Analyse der Abhängigkeiten </text:span><text:span text:style-name="T110">in beide Richtungen (d.h., von wem hängt die Klasse ab und wer hängt von der Klasse ab)</text:span><text:span text:style-name="T111"><text:s/></text:span><text:span text:style-name="T112">in Bezug auf die Dependency Rule</text:span><text:span text:style-name="T113">]</text:span><text:span/></text:p>
      <text:list>
        <text:list-item>
          <text:p text:style-name="P90"><text:span text:style-name="T114">Positiv-Beispiel: Dependency Rule</text:span><text:span/></text:p>
        </text:list-item>
        <text:list-item>
          <text:p text:style-name="P91"><text:span text:style-name="T115">Negativ-Beispiel: Dependency Rule</text:span><text:span/></text:p>
        </text:list-item>
        <text:list-item>
          <text:p text:style-name="P92"><text:span text:style-name="T116">Analyse der Schichten</text:span><text:span/></text:p>
        </text:list-item>
      </text:list>
      <text:p text:style-name="P93"><text:span text:style-name="T117">[jeweils 1 Klasse zu </text:span><text:span text:style-name="T118">2</text:span><text:span text:style-name="T119"> unterschiedlichen Schichten der Clean-Architecture: </text:span><text:span text:style-name="T120">j</text:span><text:span text:style-name="T121">eweils UML der Klasse </text:span><text:span text:style-name="T122">(ggf. auch zusammenspielende</text:span><text:span text:style-name="T123">n</text:span><text:span text:style-name="T124"> Klassen)</text:span><text:span text:style-name="T125">, Beschreibung der Aufgabe, Einordnung mit Begründung in die Clean-Architecture]</text:span><text:span/></text:p>
      <text:list>
        <text:list-item>
          <text:p text:style-name="P94"><text:span text:style-name="T126">Schicht: [Name]</text:span><text:span/></text:p>
        </text:list-item>
        <text:list-item>
          <text:p text:style-name="P95"><text:span text:style-name="T127">Schicht: [Name]</text:span><text:span/></text:p>
        </text:list-item>
      </text:list>
      <text:p text:style-name="P96"><text:span text:style-name="T128"/><text:span/></text:p>
      <text:p text:style-name="P97"><text:span text:style-name="T129"/><text:span/></text:p>
      <text:list>
        <text:list-item>
          <text:p text:style-name="P98"><text:span text:style-name="T130">Kapitel 3: </text:span><text:span text:style-name="T131">SOLID</text:span><text:span/></text:p>
        </text:list-item>
        <text:list-item>
          <text:p text:style-name="P99"><text:span text:style-name="T132">Analyse </text:span><text:span text:style-name="T133">Single-Responsibility-Principle (</text:span><text:span text:style-name="T134">SRP</text:span><text:span text:style-name="T135">)</text:span><text:span/></text:p>
        </text:list-item>
      </text:list>
      <text:p text:style-name="P100"><text:span text:style-name="T136">[jeweils ein</text:span><text:span text:style-name="T137">e Klasse als</text:span><text:span text:style-name="T138"> positives und negatives Beispiel für SRP</text:span><text:span text:style-name="T139">;<text:s text:c="2"/></text:span><text:span text:style-name="T140">jeweils UML der Klasse </text:span><text:span text:style-name="T141">und Beschreibung der Aufgabe </text:span><text:span text:style-name="T142">bzw. der Aufgaben und </text:span><text:span text:style-name="T143">möglicher </text:span><text:span text:style-name="T144">Lösungsweg </text:span><text:span text:style-name="T145">des Negativ-Beispiels</text:span><text:span text:style-name="T146"> (inkl. UML)</text:span><text:span text:style-name="T147">]</text:span><text:span/></text:p>
      <text:list>
        <text:list-item>
          <text:p text:style-name="P101"><text:span text:style-name="T148">Positiv-Beispiel</text:span><text:span/></text:p>
        </text:list-item>
        <text:list-item>
          <text:p text:style-name="P102"><text:span text:style-name="T149">Negativ-Beispiel</text:span><text:span/></text:p>
        </text:list-item>
      </text:list>
      <text:p text:style-name="P103"><text:span text:style-name="T150"/><text:span/></text:p>
      <text:list>
        <text:list-item>
          <text:p text:style-name="P104"><text:span text:style-name="T151">Analyse </text:span><text:span text:style-name="T152">Open-Closed-Principle (</text:span><text:span text:style-name="T153">OCP</text:span><text:span text:style-name="T154">)</text:span><text:span/></text:p>
        </text:list-item>
      </text:list>
      <text:p text:style-name="P105"><text:span text:style-name="T155">[</text:span><text:span text:style-name="T156">j</text:span><text:span text:style-name="T157">eweils ein</text:span><text:span text:style-name="T158">e Klasse als</text:span><text:span text:style-name="T159"> positives und negatives Beispiel für </text:span><text:span text:style-name="T160">OCP</text:span><text:span text:style-name="T161">;<text:s text:c="2"/></text:span><text:span text:style-name="T162">jeweils UML der Klasse </text:span><text:span text:style-name="T163">und Analyse mit Begründung, warum das OCP erfüllt/nicht erfüllt wurde – </text:span><text:span text:style-name="T164">falls erfüllt: warum hier sinnvoll/</text:span><text:span text:style-name="T165">welches Problem gab es</text:span><text:span text:style-name="T166">? Falls nicht erfüllt: wie könnte man es lösen (inkl. UML)?</text:span><text:span text:style-name="T167">]</text:span><text:span/></text:p>
      <text:list>
        <text:list-item>
          <text:p text:style-name="P106"><text:span text:style-name="T168">Positiv-Beispiel</text:span><text:span/></text:p>
        </text:list-item>
        <text:list-item>
          <text:p text:style-name="P107"><text:span text:style-name="T169">Negativ-Beispiel</text:span><text:span/></text:p>
        </text:list-item>
      </text:list>
      <text:p text:style-name="P108"><text:span text:style-name="T170"/><text:span/></text:p>
      <text:list>
        <text:list-item>
          <text:p text:style-name="P109"><text:span text:style-name="T171">Analyse </text:span><text:span text:style-name="T172">Liskov-Substitution- (LSP), Interface-Segreggation- (ISP), Dependency-Inversion-Principle (</text:span><text:span text:style-name="T173">DIP</text:span><text:span text:style-name="T174">)</text:span><text:span/></text:p>
        </text:list-item>
      </text:list>
      <text:p text:style-name="P110"><text:span text:style-name="T175">[</text:span><text:span text:style-name="T176">j</text:span><text:span text:style-name="T177">eweils ein</text:span><text:span text:style-name="T178">e Klasse als</text:span><text:span text:style-name="T179"> positives und negatives Beispiel für </text:span><text:span text:style-name="T180">entweder LSP oder ISP oder DIP</text:span><text:span text:style-name="T181">);<text:s text:c="2"/></text:span><text:span text:style-name="T182">jeweils UML der Klasse und Begründung, warum man hier</text:span><text:span text:style-name="T183"><text:s/></text:span><text:span text:style-name="T184">das Prinzip erfüllt/nicht erfüllt </text:span><text:span text:style-name="T185">wird</text:span><text:span text:style-name="T186">]</text:span><text:span/></text:p>
      <text:p text:style-name="P111"><text:span text:style-name="T187">[Anm.: es darf nur ein Prinzip ausgewählt werden; es darf NICHT z.B. ein positives Beispiel für LSP und ein negatives Beispiel für ISP genommen werden]</text:span><text:span/></text:p>
      <text:list>
        <text:list-item>
          <text:p text:style-name="P112"><text:span text:style-name="T188">Positiv-Beispiel</text:span><text:span/></text:p>
        </text:list-item>
        <text:list-item>
          <text:p text:style-name="P113"><text:span text:style-name="T189">Negativ-Beispiel</text:span><text:span/></text:p>
        </text:list-item>
      </text:list>
      <text:p text:style-name="P114"><text:span text:style-name="T190"/><text:span/></text:p>
      <text:list>
        <text:list-item>
          <text:p text:style-name="P115"><text:span text:style-name="T191">Kapitel 4: Weitere Prinzipien</text:span><text:span/></text:p>
        </text:list-item>
        <text:list-item>
          <text:p text:style-name="P116"><text:span text:style-name="T192">Analyse GRASP: </text:span><text:span text:style-name="T193">Geringe </text:span><text:span text:style-name="T194">Kopplung</text:span><text:span/></text:p>
        </text:list-item>
      </text:list>
      <text:p text:style-name="P117"><text:span text:style-name="T195">[</text:span><text:span text:style-name="T196">jeweils </text:span><text:span text:style-name="T197">eine bis jetzt noch nicht behandelte Klasse als positives </text:span><text:span text:style-name="T198">und negatives</text:span><text:span text:style-name="T199"> Beispiel geringer Kopplung; </text:span><text:span text:style-name="T200">jeweils </text:span><text:span text:style-name="T201">UML Diagramm mit zusammenspielenden Klassen, Aufgabenbeschreibung und </text:span><text:span text:style-name="T202">Begründung für die Umsetzung der geringen Kopplung </text:span><text:span text:style-name="T203">bzw. Beschreibung, wie die Kopplung aufgelöst werden kann</text:span><text:span text:style-name="T204">]</text:span><text:span/></text:p>
      <text:list>
        <text:list-item>
          <text:p text:style-name="P118"><text:span text:style-name="T205">Positiv-Beispiel</text:span><text:span/></text:p>
        </text:list-item>
        <text:list-item>
          <text:p text:style-name="P119"><text:span text:style-name="T206">Negativ-Beispiel</text:span><text:span/></text:p>
        </text:list-item>
      </text:list>
      <text:p text:style-name="P120"><text:span text:style-name="T207"/><text:span/></text:p>
      <text:list>
        <text:list-item>
          <text:p text:style-name="P121"><text:span text:style-name="T208">Analyse GRASP: </text:span><text:span text:style-name="T209">Hohe </text:span><text:span text:style-name="T210">Kohäsion</text:span><text:span/></text:p>
        </text:list-item>
      </text:list>
      <text:p text:style-name="P122"><text:span text:style-name="T211">[</text:span><text:span text:style-name="T212">eine Klasse als positives Beispiel </text:span><text:span text:style-name="T213">hoher</text:span><text:span text:style-name="T214"><text:s/></text:span><text:span text:style-name="T215">Kohäsion</text:span><text:span text:style-name="T216">; UML Diagramm </text:span><text:span text:style-name="T217">und Begründung, warum die Kohäsion hoch ist</text:span><text:span text:style-name="T218">]</text:span><text:span/></text:p>
      <text:list>
        <text:list-item>
          <text:p text:style-name="P123"><text:span text:style-name="T219">D</text:span><text:span text:style-name="T220">on’t </text:span><text:span text:style-name="T221">R</text:span><text:span text:style-name="T222">epeat </text:span><text:span text:style-name="T223">Y</text:span><text:span text:style-name="T224">ourself (DRY)</text:span><text:span/></text:p>
        </text:list-item>
      </text:list>
      <text:p text:style-name="P124"><text:span text:style-name="T225">[</text:span><text:span text:style-name="T226">ein Commit angeben, bei dem duplizierter Code/duplizierte Logik aufgelöst wurde; Code-</text:span><text:span text:style-name="T227">Beispiele </text:span><text:span text:style-name="T228">(vorher/nachher);</text:span><text:span text:style-name="T229"><text:s/></text:span><text:span text:style-name="T230">begründen</text:span><text:span text:style-name="T231"><text:s/></text:span><text:span text:style-name="T232">und Auswirkung beschreiben</text:span><text:span text:style-name="T233">]</text:span><text:span/></text:p>
      <text:list>
        <text:list-item>
          <text:p text:style-name="P125"><text:span text:style-name="T234"/><text:span/></text:p>
        </text:list-item>
        <text:list-item>
          <text:p text:style-name="P126"><text:span text:style-name="T235">Kapitel </text:span><text:span text:style-name="T236">5</text:span><text:span text:style-name="T237">: </text:span><text:span text:style-name="T238">Unit Tests</text:span><text:span/></text:p>
        </text:list-item>
        <text:list-item>
          <text:p text:style-name="P127"><text:span text:style-name="T239">10 Unit Tests</text:span><text:span/></text:p>
        </text:list-item>
      </text:list>
      <text:p text:style-name="P128"><text:span text:style-name="T240">[</text:span><text:span text:style-name="T241">Nennung von 10 Unit-Tests und Beschreibung, was getestet wird</text:span><text:span text:style-name="T242">]</text:span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129"><text:span text:style-name="T243">Unit Test</text:span><text:span/></text:p>
          </table:table-cell>
          <table:table-cell table:style-name="ce2">
            <text:p text:style-name="P130"><text:span text:style-name="T244">Beschreibung</text:span><text:span/></text:p>
          </table:table-cell>
        </table:table-row>
        <table:table-row table:style-name="ro2">
          <table:table-cell table:style-name="ce3">
            <text:p text:style-name="P131"><text:span text:style-name="T245">Klasse#Methode</text:span><text:span/></text:p>
          </table:table-cell>
          <table:table-cell table:style-name="ce4">
            <text:p text:style-name="P132"><text:span text:style-name="T246"/><text:span/></text:p>
          </table:table-cell>
        </table:table-row>
        <table:table-row table:style-name="ro3">
          <table:table-cell table:style-name="ce5">
            <text:p text:style-name="P133"><text:span text:style-name="T247"/><text:span/></text:p>
          </table:table-cell>
          <table:table-cell table:style-name="ce6">
            <text:p text:style-name="P134"><text:span text:style-name="T248"/><text:span/></text:p>
          </table:table-cell>
        </table:table-row>
        <table:table-row table:style-name="ro4">
          <table:table-cell table:style-name="ce7">
            <text:p text:style-name="P135"><text:span text:style-name="T249"/><text:span/></text:p>
          </table:table-cell>
          <table:table-cell table:style-name="ce8">
            <text:p text:style-name="P136"><text:span text:style-name="T250"/><text:span/></text:p>
          </table:table-cell>
        </table:table-row>
        <table:table-row table:style-name="ro5">
          <table:table-cell table:style-name="ce9">
            <text:p text:style-name="P137"><text:span text:style-name="T251"/><text:span/></text:p>
          </table:table-cell>
          <table:table-cell table:style-name="ce10">
            <text:p text:style-name="P138"><text:span text:style-name="T252"/><text:span/></text:p>
          </table:table-cell>
        </table:table-row>
        <table:table-row table:style-name="ro6">
          <table:table-cell table:style-name="ce11">
            <text:p text:style-name="P139"><text:span text:style-name="T253"/><text:span/></text:p>
          </table:table-cell>
          <table:table-cell table:style-name="ce12">
            <text:p text:style-name="P140"><text:span text:style-name="T254"/><text:span/></text:p>
          </table:table-cell>
        </table:table-row>
        <table:table-row table:style-name="ro7">
          <table:table-cell table:style-name="ce13">
            <text:p text:style-name="P141"><text:span text:style-name="T255"/><text:span/></text:p>
          </table:table-cell>
          <table:table-cell table:style-name="ce14">
            <text:p text:style-name="P142"><text:span text:style-name="T256"/><text:span/></text:p>
          </table:table-cell>
        </table:table-row>
        <table:table-row table:style-name="ro8">
          <table:table-cell table:style-name="ce15">
            <text:p text:style-name="P143"><text:span text:style-name="T257"/><text:span/></text:p>
          </table:table-cell>
          <table:table-cell table:style-name="ce16">
            <text:p text:style-name="P144"><text:span text:style-name="T258"/><text:span/></text:p>
          </table:table-cell>
        </table:table-row>
        <table:table-row table:style-name="ro9">
          <table:table-cell table:style-name="ce17">
            <text:p text:style-name="P145"><text:span text:style-name="T259"/><text:span/></text:p>
          </table:table-cell>
          <table:table-cell table:style-name="ce18">
            <text:p text:style-name="P146"><text:span text:style-name="T260"/><text:span/></text:p>
          </table:table-cell>
        </table:table-row>
        <table:table-row table:style-name="ro10">
          <table:table-cell table:style-name="ce19">
            <text:p text:style-name="P147"><text:span text:style-name="T261"/><text:span/></text:p>
          </table:table-cell>
          <table:table-cell table:style-name="ce20">
            <text:p text:style-name="P148"><text:span text:style-name="T262"/><text:span/></text:p>
          </table:table-cell>
        </table:table-row>
        <table:table-row table:style-name="ro11">
          <table:table-cell table:style-name="ce21">
            <text:p text:style-name="P149"><text:span text:style-name="T263"/><text:span/></text:p>
          </table:table-cell>
          <table:table-cell table:style-name="ce22">
            <text:p text:style-name="P150"><text:span text:style-name="T264"/><text:span/></text:p>
          </table:table-cell>
        </table:table-row>
      </table:table>
      <text:p text:style-name="P151"><text:span text:style-name="T265"/><text:span/></text:p>
      <text:list>
        <text:list-item>
          <text:p text:style-name="P152"><text:span text:style-name="T266">ATRIP: </text:span><text:span text:style-name="T267">Automatic</text:span><text:span/></text:p>
        </text:list-item>
      </text:list>
      <text:p text:style-name="P153"><text:span text:style-name="T268">[</text:span><text:span text:style-name="T269">Begründung/Erläuterung, wie ‘Automatic’ realisiert wurde]</text:span><text:span/></text:p>
      <text:list>
        <text:list-item>
          <text:p text:style-name="P154"><text:span text:style-name="T270">ATRIP: Thorough</text:span><text:span/></text:p>
        </text:list-item>
      </text:list>
      <text:p text:style-name="P155"><text:span text:style-name="T271">[</text:span><text:span text:style-name="T272">jeweils </text:span><text:span text:style-name="T273">1</text:span><text:span text:style-name="T274"> posit</text:span><text:span text:style-name="T275">i</text:span><text:span text:style-name="T276">v</text:span><text:span text:style-name="T277">es</text:span><text:span text:style-name="T278"> und negative</text:span><text:span text:style-name="T279">s</text:span><text:span text:style-name="T280"> Beispiel zu ‘</text:span><text:span text:style-name="T281">Thorough</text:span><text:span text:style-name="T282">’; </text:span><text:span text:style-name="T283">jeweils Code-Beispiel</text:span><text:span text:style-name="T284">, Analyse und Begründung, was professionell/nicht professionell ist</text:span><text:span text:style-name="T285">]</text:span><text:span/></text:p>
      <text:list>
        <text:list-item>
          <text:p text:style-name="P156"><text:span text:style-name="T286">ATRIP: P</text:span><text:span text:style-name="T287">rofessional</text:span><text:span/></text:p>
        </text:list-item>
      </text:list>
      <text:p text:style-name="P157"><text:span text:style-name="T288">[</text:span><text:span text:style-name="T289">jeweils </text:span><text:span text:style-name="T290">1</text:span><text:span text:style-name="T291"> posit</text:span><text:span text:style-name="T292">i</text:span><text:span text:style-name="T293">v</text:span><text:span text:style-name="T294">es</text:span><text:span text:style-name="T295"> und negative</text:span><text:span text:style-name="T296">s</text:span><text:span text:style-name="T297"> Beispiel zu ‘Professional’; </text:span><text:span text:style-name="T298">jeweils Code-Beispiel</text:span><text:span text:style-name="T299">, Analyse und Begründung, was professionell/nicht professionell ist</text:span><text:span text:style-name="T300">]</text:span><text:span/></text:p>
      <text:list>
        <text:list-item>
          <text:p text:style-name="P158"><text:span text:style-name="T301">Code Coverage</text:span><text:span/></text:p>
        </text:list-item>
      </text:list>
      <text:p text:style-name="P159"><text:span text:style-name="T302">[Code Coverage </text:span><text:span text:style-name="T303">im Projekt </text:span><text:span text:style-name="T304">analysieren und begründen]</text:span><text:span/></text:p>
      <text:list>
        <text:list-item>
          <text:p text:style-name="P160"><text:span text:style-name="T305">Fake</text:span><text:span text:style-name="T306">s</text:span><text:span text:style-name="T307"> und Mocks</text:span><text:span/></text:p>
        </text:list-item>
      </text:list>
      <text:p text:style-name="P161"><text:span text:style-name="T308">[Analyse und Begründung des Einsatzes von 2 </text:span><text:span text:style-name="T309">Fake/Mock-Objekten; zusätzlich jeweils UML Diagramm der Klasse</text:span><text:span text:style-name="T310">]</text:span><text:span/></text:p>
      <text:p text:style-name="P162"><text:span text:style-name="T311"/><text:span/></text:p>
      <text:list>
        <text:list-item>
          <text:p text:style-name="P163"><text:span text:style-name="T312">Kapitel 6: </text:span><text:span text:style-name="T313">Domain Driven Design</text:span><text:span/></text:p>
        </text:list-item>
        <text:list-item>
          <text:p text:style-name="P164"><text:span text:style-name="T314">Ubiquitous Language</text:span><text:span/></text:p>
        </text:list-item>
      </text:list>
      <text:p text:style-name="P165"><text:span text:style-name="T315">[4 Beispiele für die Ubiquitous Language; jeweils Bezeichung, Bedeutung und kurze Begründung, warum es zur Ubiquitous Language gehört]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</table:table-columns>
        <table:table-row table:style-name="ro12">
          <table:table-cell table:style-name="ce23">
            <text:p text:style-name="P166"><text:span text:style-name="T316">Bezeichung</text:span><text:span/></text:p>
          </table:table-cell>
          <table:table-cell table:style-name="ce24">
            <text:p text:style-name="P167"><text:span text:style-name="T317">Bedeutung</text:span><text:span/></text:p>
          </table:table-cell>
          <table:table-cell table:style-name="ce25">
            <text:p text:style-name="P168"><text:span text:style-name="T318">Begründung</text:span><text:span/></text:p>
          </table:table-cell>
        </table:table-row>
        <table:table-row table:style-name="ro13">
          <table:table-cell table:style-name="ce26">
            <text:p text:style-name="P169"><text:span text:style-name="T319"/><text:span/></text:p>
          </table:table-cell>
          <table:table-cell table:style-name="ce27">
            <text:p text:style-name="P170"><text:span text:style-name="T320"/><text:span/></text:p>
          </table:table-cell>
          <table:table-cell table:style-name="ce28">
            <text:p text:style-name="P171"><text:span text:style-name="T321"/><text:span/></text:p>
          </table:table-cell>
        </table:table-row>
        <table:table-row table:style-name="ro14">
          <table:table-cell table:style-name="ce29">
            <text:p text:style-name="P172"><text:span text:style-name="T322"/><text:span/></text:p>
          </table:table-cell>
          <table:table-cell table:style-name="ce30">
            <text:p text:style-name="P173"><text:span text:style-name="T323"/><text:span/></text:p>
          </table:table-cell>
          <table:table-cell table:style-name="ce31">
            <text:p text:style-name="P174"><text:span text:style-name="T324"/><text:span/></text:p>
          </table:table-cell>
        </table:table-row>
        <table:table-row table:style-name="ro15">
          <table:table-cell table:style-name="ce32">
            <text:p text:style-name="P175"><text:span text:style-name="T325"/><text:span/></text:p>
          </table:table-cell>
          <table:table-cell table:style-name="ce33">
            <text:p text:style-name="P176"><text:span text:style-name="T326"/><text:span/></text:p>
          </table:table-cell>
          <table:table-cell table:style-name="ce34">
            <text:p text:style-name="P177"><text:span text:style-name="T327"/><text:span/></text:p>
          </table:table-cell>
        </table:table-row>
        <table:table-row table:style-name="ro16">
          <table:table-cell table:style-name="ce35">
            <text:p text:style-name="P178"><text:span text:style-name="T328"/><text:span/></text:p>
          </table:table-cell>
          <table:table-cell table:style-name="ce36">
            <text:p text:style-name="P179"><text:span text:style-name="T329"/><text:span/></text:p>
          </table:table-cell>
          <table:table-cell table:style-name="ce37">
            <text:p text:style-name="P180"><text:span text:style-name="T330"/><text:span/></text:p>
          </table:table-cell>
        </table:table-row>
      </table:table>
      <text:p text:style-name="P181"><text:span text:style-name="T331"/><text:span/></text:p>
      <text:list>
        <text:list-item>
          <text:p text:style-name="P182"><text:span text:style-name="T332">Entities</text:span><text:span/></text:p>
        </text:list-item>
      </text:list>
      <text:p text:style-name="P183"><text:span text:style-name="T333">[UML, Beschreibung und Begründung des Einsatzes eine</text:span><text:span text:style-name="T334">r Entity</text:span><text:span text:style-name="T335">; falls kein</text:span><text:span text:style-name="T336">e Entity</text:span><text:span text:style-name="T337"> vorhanden: ausführliche Begründung, warum es keines geben kann/</text:span><text:span text:style-name="T338">hier nicht sinnvoll ist</text:span><text:span text:style-name="T339">]</text:span><text:span/></text:p>
      <text:list>
        <text:list-item>
          <text:p text:style-name="P184"><text:span text:style-name="T340">Value Objects</text:span><text:span/></text:p>
        </text:list-item>
      </text:list>
      <text:p text:style-name="P185"><text:span text:style-name="T341">[UML, Beschreibung und Begründung des Einsatzes eines </text:span><text:span text:style-name="T342">Value Objects</text:span><text:span text:style-name="T343">; falls kein </text:span><text:span text:style-name="T344">Value Object</text:span><text:span text:style-name="T345"> vorhanden: ausführliche Begründung, warum es keines geben kann/</text:span><text:span text:style-name="T346">hier nicht sinnvoll ist</text:span><text:span text:style-name="T347">]</text:span><text:span/></text:p>
      <text:list>
        <text:list-item>
          <text:p text:style-name="P186"><text:span text:style-name="T348">Repositories</text:span><text:span/></text:p>
        </text:list-item>
      </text:list>
      <text:p text:style-name="P187"><text:span text:style-name="T349">[UML, Beschreibung und Begründung des Einsatzes eines Repositories; falls kein Repository vorhanden: ausführliche Begründung, warum es keines geben kann/</text:span><text:span text:style-name="T350">hier nicht sinnvoll ist</text:span><text:span text:style-name="T351">]</text:span><text:span/></text:p>
      <text:list>
        <text:list-item>
          <text:p text:style-name="P188"><text:span text:style-name="T352">Aggregates</text:span><text:span/></text:p>
        </text:list-item>
      </text:list>
      <text:p text:style-name="P189"><text:span text:style-name="T353">[UML, Beschreibung und Begründung des Einsatzes eines </text:span><text:span text:style-name="T354">Aggregates</text:span><text:span text:style-name="T355">; falls kein </text:span><text:span text:style-name="T356">Aggregate</text:span><text:span text:style-name="T357"> vorhanden: ausführliche Begründung, warum es keines geben kann/</text:span><text:span text:style-name="T358">hier nicht sinnvoll ist</text:span><text:span text:style-name="T359">]</text:span><text:span/></text:p>
      <text:p text:style-name="P190"><text:span text:style-name="T360"/><text:span/></text:p>
      <text:list>
        <text:list-item>
          <text:p text:style-name="P191"><text:span text:style-name="T361">Kapitel 7: </text:span><text:span text:style-name="T362">Refactoring</text:span><text:span/></text:p>
        </text:list-item>
        <text:list-item>
          <text:p text:style-name="P192"><text:span text:style-name="T363">Code Smells</text:span><text:span/></text:p>
        </text:list-item>
      </text:list>
      <text:p text:style-name="P193"><text:span text:style-name="T364">[jeweils </text:span><text:span text:style-name="T365">1 Code-Beispiel zu 2 Code Smells aus der Vorlesung; jeweils Code-</text:span><text:span text:style-name="T366">Beispiel</text:span><text:span text:style-name="T367"> und einen möglichen Lösungsweg </text:span><text:span text:style-name="T368">bzw. den genommen Lösungsweg beschreiben</text:span><text:span text:style-name="T369"> (inkl.</text:span><text:span text:style-name="T370"><text:s/></text:span><text:span text:style-name="T371">(Pseudo-)Code)]</text:span><text:span/></text:p>
      <text:list>
        <text:list-item>
          <text:p text:style-name="P194"><text:span text:style-name="T372">2 </text:span><text:span text:style-name="T373">R</text:span><text:span text:style-name="T374">efactorings</text:span><text:span/></text:p>
        </text:list-item>
      </text:list>
      <text:p text:style-name="P195"><text:span text:style-name="T375">[2 unterschiedliche Refactorings aus der Vorlesung anwenden, begründen, sowie UML vorher/nachher liefern; </text:span><text:span text:style-name="T376">jeweils auf die Commits verweisen</text:span><text:span text:style-name="T377">]</text:span><text:span/></text:p>
      <text:p text:style-name="P196"><text:span text:style-name="T378"/><text:span/></text:p>
      <text:list>
        <text:list-item>
          <text:p text:style-name="P197"><text:span text:style-name="T379">Kapitel 8: Entwurfsmuster</text:span><text:span/></text:p>
        </text:list-item>
      </text:list>
      <text:p text:style-name="P198"><text:span text:style-name="T380">[2 unterschiedliche Entwurfsmuster aus der Vorlesung (oder nach Absprache auch andere) </text:span><text:span text:style-name="T381">jeweils </text:span><text:span text:style-name="T382">sinnvoll </text:span><text:span text:style-name="T383">einsetzen, begründen </text:span><text:span text:style-name="T384">und UML-</text:span><text:span text:style-name="T385">Diagramm</text:span><text:span text:style-name="T386">]</text:span><text:span/></text:p>
      <text:list>
        <text:list-item>
          <text:p text:style-name="P199"><text:span text:style-name="T387">Entwurfsmuster: </text:span><text:span text:style-name="T388">[Name]</text:span><text:span/></text:p>
        </text:list-item>
        <text:list-item>
          <text:p text:style-name="P200"><text:span text:style-name="T389">Entwurfsmuster: </text:span><text:span text:style-name="T390">[Name]</text:span><text:span/></text:p>
        </text:list-item>
      </text:list>
      <text:p text:style-name="P201"><text:span text:style-name="T391"><text:s/></text:span><text:span/></text:p>
      <text:p text:style-name="P202"><text:span text:style-name="T39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6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601">
      <style:text-properties fo:color="#000000" fo:font-family="Liberation Serif" style:font-family-asian="Droid Sans Fallback" style:font-family-complex="Droid Sans Devanagari" fo:font-size="12pt" fo:language="en" fo:country="US"/>
      <style:paragraph-properties fo:line-height="115%" fo:margin-bottom="10pt"/>
    </style:style>
    <style:style style:parent-style-name="601" style:display-name="Standard" style:family="paragraph" style:name="602">
      <style:text-properties/>
      <style:paragraph-properties/>
    </style:style>
    <style:style style:parent-style-name="602" style:display-name="Heading" style:family="paragraph" style:name="603">
      <style:text-properties fo:font-family="Liberation Sans" style:font-family-asian="Droid Sans Fallback" style:font-family-complex="Droid Sans Devanagari" fo:font-size="14pt"/>
      <style:paragraph-properties fo:margin-top="12pt" fo:margin-bottom="6pt"/>
    </style:style>
    <style:style style:parent-style-name="602" style:display-name="Text body" style:family="paragraph" style:name="604">
      <style:text-properties/>
      <style:paragraph-properties fo:line-height="115%" fo:margin-top="0pt" fo:margin-bottom="7pt"/>
    </style:style>
    <style:style style:parent-style-name="604" style:display-name="List" style:family="paragraph" style:name="605">
      <style:text-properties style:font-family-complex="Droid Sans Devanagari"/>
    </style:style>
    <style:style style:parent-style-name="602" style:display-name="Caption" style:family="paragraph" style:name="606">
      <style:text-properties style:font-family-complex="Droid Sans Devanagari" fo:font-size="12pt" fo:font-style="italic"/>
      <style:paragraph-properties fo:margin-top="6pt" fo:margin-bottom="6pt"/>
    </style:style>
    <style:style style:parent-style-name="602" style:display-name="Index" style:family="paragraph" style:name="607">
      <style:text-properties style:font-family-complex="Droid Sans Devanagari"/>
    </style:style>
    <style:style style:parent-style-name="603" style:display-name="Heading 2" style:family="paragraph" style:name="608">
      <style:text-properties fo:font-size="16pt" fo:font-weight="bold"/>
      <style:paragraph-properties fo:margin-top="10pt" fo:margin-bottom="6pt"/>
    </style:style>
    <style:style style:parent-style-name="603" style:display-name="Heading 1" style:family="paragraph" style:name="609">
      <style:text-properties fo:font-size="18pt" fo:font-weight="bold"/>
      <style:paragraph-properties fo:margin-top="12pt" fo:margin-bottom="6pt"/>
    </style:style>
    <style:style style:parent-style-name="603" style:display-name="Heading 3" style:family="paragraph" style:name="610">
      <style:text-properties fo:font-size="14pt" fo:font-weight="bold"/>
      <style:paragraph-properties fo:margin-top="7pt" fo:margin-bottom="6pt"/>
    </style:style>
    <style:style style:parent-style-name="602" style:display-name="Table Contents" style:family="paragraph" style:name="611">
      <style:text-properties/>
      <style:paragraph-properties/>
    </style:style>
    <style:style style:parent-style-name="611" style:display-name="Table Heading" style:family="paragraph" style:name="612">
      <style:text-properties fo:font-weight="bold"/>
      <style:paragraph-properties fo:text-align="center"/>
    </style:style>
    <style:style style:parent-style-name="603" style:display-name="Heading 4" style:family="paragraph" style:name="613">
      <style:text-properties fo:font-size="13.5pt" fo:font-style="italic" fo:font-weight="bold"/>
      <style:paragraph-properties fo:margin-top="6pt" fo:margin-bottom="6pt"/>
    </style:style>
    <style:style style:parent-style-name="601" style:display-name="Bullet Symbols" style:family="text" style:name="614">
      <style:text-properties fo:font-family="OpenSymbol" style:font-family-asian="OpenSymbol" style:font-family-complex="OpenSymbol"/>
    </style:style>
    <style:style style:class="default" style:display-name="Default Paragraph Font" style:family="text" style:name="1704"/>
    <text:list-style style:name="WWNum1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left="2cm" fo:margin-right="2cm" fo:margin-top="2cm" fo:margin-bottom="2cm"/>
    </style:page-layout>
    <style:page-layout style:name="Mpm2">
      <style:page-layout-properties fo:page-width="21.59cm" fo:page-height="27.94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